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393cm" table:align="margins"/>
    </style:style>
    <style:style style:name="Táblázat1.A" style:family="table-column">
      <style:table-column-properties style:column-width="3.309cm" style:rel-column-width="25844*"/>
    </style:style>
    <style:style style:name="Táblázat1.B" style:family="table-column">
      <style:table-column-properties style:column-width="5.084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tyle="italic" style:font-style-asian="italic" style:font-style-complex="italic"/>
    </style:style>
    <style:style style:name="P14" style:family="paragraph" style:parent-style-name="Heading_20_1" style:master-page-name="Hajnalvilág_20_tartalom"/>
    <style:style style:name="P15" style:family="paragraph" style:parent-style-name="Text_20_body">
      <style:paragraph-properties fo:margin-left="3.519cm" fo:margin-right="3.822cm" fo:text-indent="-1.058cm" style:auto-text-indent="false">
        <style:tab-stops/>
      </style:paragraph-properties>
    </style:style>
    <style:style style:name="P16" style:family="paragraph" style:parent-style-name="Text_20_body">
      <style:paragraph-properties fo:margin-left="3.519cm" fo:margin-right="3.757cm" fo:text-indent="-1.058cm" style:auto-text-indent="false">
        <style:tab-stops/>
      </style:paragraph-properties>
    </style:style>
    <style:style style:name="P17" style:family="paragraph" style:parent-style-name="Text_20_body">
      <style:paragraph-properties fo:margin-left="3.519cm" fo:margin-right="3.836cm" fo:text-indent="-1.058cm" style:auto-text-indent="false">
        <style:tab-stops/>
      </style:paragraph-properties>
    </style:style>
    <style:style style:name="P18" style:family="paragraph" style:parent-style-name="Heading_20_1">
      <style:paragraph-properties fo:margin-top="0.019cm" fo:margin-bottom="0.21cm" fo:break-before="page"/>
    </style:style>
    <style:style style:name="P19" style:family="paragraph" style:parent-style-name="Text_20_body">
      <style:paragraph-properties fo:margin-top="0cm" fo:margin-bottom="0.101cm"/>
    </style:style>
    <style:style style:name="P20" style:family="paragraph" style:parent-style-name="Text_20_body">
      <style:paragraph-properties fo:margin-top="0cm" fo:margin-bottom="0.079cm" fo:break-before="page"/>
      <style:text-properties style:text-scale="98%"/>
    </style:style>
    <style:style style:name="P21" style:family="paragraph" style:parent-style-name="Text_20_body">
      <style:paragraph-properties fo:margin-top="0cm" fo:margin-bottom="0.079cm"/>
    </style:style>
    <style:style style:name="P22" style:family="paragraph" style:parent-style-name="Text_20_body">
      <style:paragraph-properties fo:margin-top="0cm" fo:margin-bottom="0.101cm"/>
      <style:text-properties style:text-scale="98%"/>
    </style:style>
    <style:style style:name="P23" style:family="paragraph" style:parent-style-name="Heading_20_2">
      <style:paragraph-properties fo:margin-top="0.319cm" fo:margin-bottom="0.21cm"/>
    </style:style>
    <style:style style:name="P24" style:family="paragraph" style:parent-style-name="Text_20_body">
      <style:paragraph-properties fo:margin-top="0cm" fo:margin-bottom="0.109cm"/>
    </style:style>
    <style:style style:name="P25" style:family="paragraph" style:parent-style-name="Text_20_body">
      <style:paragraph-properties fo:margin-top="0cm" fo:margin-bottom="0.109cm" fo:break-before="page"/>
    </style:style>
    <style:style style:name="P26" style:family="paragraph" style:parent-style-name="Text_20_body">
      <style:paragraph-properties fo:margin-left="0cm" fo:margin-right="-0.095cm" fo:text-indent="0cm" style:auto-text-indent="false"/>
    </style:style>
    <style:style style:name="P27" style:family="paragraph" style:parent-style-name="Text_20_body">
      <style:paragraph-properties fo:margin-left="0cm" fo:margin-right="-0.095cm" fo:text-indent="0cm" style:auto-text-indent="false" fo:break-before="page"/>
    </style:style>
    <style:style style:name="P28" style:family="paragraph" style:parent-style-name="Text_20_body">
      <style:paragraph-properties fo:margin-left="0cm" fo:margin-right="-0.048cm" fo:text-indent="0cm" style:auto-text-indent="false"/>
      <style:text-properties fo:background-color="transparent" style:text-scale="96%"/>
    </style:style>
    <style:style style:name="P29" style:family="paragraph" style:parent-style-name="Text_20_body">
      <style:paragraph-properties fo:margin-left="0cm" fo:margin-right="-0.072cm" fo:text-indent="0cm" style:auto-text-indent="false"/>
    </style:style>
    <style:style style:name="P30" style:family="paragraph" style:parent-style-name="Text_20_body" style:list-style-name="L3"/>
    <style:style style:name="P31" style:family="paragraph" style:parent-style-name="Text_20_body">
      <style:text-properties style:text-scale="98%"/>
    </style:style>
    <style:style style:name="P32" style:family="paragraph" style:parent-style-name="Text_20_body">
      <style:paragraph-properties fo:margin-left="0.423cm" fo:margin-right="0.397cm" fo:margin-top="0cm" fo:margin-bottom="0.109cm" fo:text-indent="0cm" style:auto-text-indent="false"/>
      <style:text-properties fo:font-size="11.5pt" fo:font-style="italic" style:font-size-asian="11.5pt" style:font-style-asian="italic" style:font-size-complex="11.5pt" style:font-style-complex="italic"/>
    </style:style>
    <style:style style:name="P33" style:family="paragraph" style:parent-style-name="Text_20_body">
      <style:paragraph-properties fo:margin-left="0.423cm" fo:margin-right="0.397cm" fo:margin-top="0cm" fo:margin-bottom="0.109cm" fo:text-indent="0cm" style:auto-text-indent="false" fo:break-before="page"/>
      <style:text-properties fo:font-size="11.5pt" fo:font-style="italic" style:font-size-asian="11.5pt" style:font-style-asian="italic" style:font-size-complex="11.5pt" style:font-style-complex="italic"/>
    </style:style>
    <style:style style:name="P34"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font-style="italic" style:font-size-asian="11.5pt" style:font-style-asian="italic" style:font-size-complex="11.5pt" style:font-style-complex="italic"/>
    </style:style>
    <style:style style:name="P35" style:family="paragraph" style:parent-style-name="Heading_20_3">
      <style:paragraph-properties fo:margin-top="0.019cm" fo:margin-bottom="0.21cm" fo:break-before="page" style:shadow="none"/>
    </style:style>
    <style:style style:name="P36" style:family="paragraph" style:parent-style-name="Heading_20_2">
      <style:paragraph-properties fo:break-before="page"/>
    </style:style>
    <style:style style:name="P37" style:family="paragraph" style:parent-style-name="Text_20_body" style:list-style-name="L4"/>
    <style:style style:name="P38" style:family="paragraph" style:parent-style-name="Heading_20_1">
      <style:paragraph-properties fo:break-before="page"/>
    </style:style>
    <style:style style:name="P39" style:family="paragraph" style:parent-style-name="Text_20_body">
      <style:text-properties style:text-scale="97%"/>
    </style:style>
    <style:style style:name="P40" style:family="paragraph" style:parent-style-name="Text_20_body">
      <style:text-properties fo:font-style="italic" style:font-style-asian="italic" style:font-style-complex="italic"/>
    </style:style>
    <style:style style:name="P41" style:family="paragraph" style:parent-style-name="Text_20_body">
      <style:paragraph-properties fo:margin-top="0cm" fo:margin-bottom="0.161cm"/>
    </style:style>
    <style:style style:name="P42" style:family="paragraph" style:parent-style-name="Text_20_body">
      <style:paragraph-properties fo:margin-top="0cm" fo:margin-bottom="0.161cm" fo:break-before="page"/>
    </style:style>
    <style:style style:name="P43" style:family="paragraph" style:parent-style-name="Heading_20_4">
      <style:paragraph-properties fo:break-before="page"/>
    </style:style>
    <style:style style:name="P44" style:family="paragraph" style:parent-style-name="Text_20_body">
      <style:paragraph-properties fo:margin-top="0cm" fo:margin-bottom="0.109cm"/>
      <style:text-properties style:text-scale="97%"/>
    </style:style>
    <style:style style:name="P45" style:family="paragraph" style:parent-style-name="Text_20_body">
      <style:paragraph-properties fo:text-align="center" style:justify-single-word="false"/>
    </style:style>
    <style:style style:name="P46" style:family="paragraph" style:parent-style-name="Heading_20_3">
      <style:paragraph-properties fo:break-before="page"/>
    </style:style>
    <style:style style:name="P47" style:family="paragraph" style:parent-style-name="Text_20_body">
      <style:paragraph-properties fo:margin-top="0cm" fo:margin-bottom="0.011cm"/>
    </style:style>
    <style:style style:name="P48" style:family="paragraph" style:parent-style-name="Text_20_body" style:list-style-name="L5">
      <style:paragraph-properties fo:margin-top="0cm" fo:margin-bottom="0.011cm"/>
    </style:style>
    <style:style style:name="P49" style:family="paragraph" style:parent-style-name="Text_20_body" style:list-style-name="L5"/>
    <style:style style:name="P50" style:family="paragraph" style:parent-style-name="Text_20_body">
      <style:paragraph-properties fo:margin-top="0cm" fo:margin-bottom="0.109cm"/>
      <style:text-properties fo:font-style="italic" style:font-style-asian="italic" style:font-style-complex="italic"/>
    </style:style>
    <style:style style:name="P51" style:family="paragraph" style:parent-style-name="Text_20_body" style:list-style-name="L6"/>
    <style:style style:name="P52" style:family="paragraph" style:parent-style-name="Heading_20_2">
      <style:paragraph-properties fo:margin-top="0.12cm" fo:margin-bottom="0.21cm"/>
    </style:style>
    <style:style style:name="P53" style:family="paragraph" style:parent-style-name="Heading_20_3">
      <style:paragraph-properties fo:margin-top="0.22cm" fo:margin-bottom="0.21cm"/>
    </style:style>
    <style:style style:name="P54" style:family="paragraph" style:parent-style-name="Text_20_body">
      <style:paragraph-properties fo:margin-top="0cm" fo:margin-bottom="0.109cm"/>
      <style:text-properties style:text-scale="98%"/>
    </style:style>
    <style:style style:name="P55" style:family="paragraph" style:parent-style-name="Heading_20_3">
      <style:paragraph-properties fo:margin-top="0.019cm" fo:margin-bottom="0.21cm" fo:break-before="page"/>
    </style:style>
    <style:style style:name="P56" style:family="paragraph" style:parent-style-name="Text_20_body" style:list-style-name="L7"/>
    <style:style style:name="P57" style:family="paragraph" style:parent-style-name="Heading_20_3">
      <style:paragraph-properties fo:margin-top="0.319cm" fo:margin-bottom="0.109cm"/>
    </style:style>
    <style:style style:name="P58" style:family="paragraph" style:parent-style-name="Heading_20_3">
      <style:paragraph-properties fo:margin-top="0.319cm" fo:margin-bottom="0.109cm" fo:break-before="page"/>
    </style:style>
    <style:style style:name="P59" style:family="paragraph" style:parent-style-name="Heading_20_3">
      <style:paragraph-properties fo:margin-top="0.22cm" fo:margin-bottom="0.109cm"/>
    </style:style>
    <style:style style:name="P60" style:family="paragraph" style:parent-style-name="Text_20_body">
      <style:text-properties fo:font-style="normal" style:font-style-asian="normal" style:font-style-complex="normal"/>
    </style:style>
    <style:style style:name="P61" style:family="paragraph" style:parent-style-name="Text_20_body">
      <style:paragraph-properties fo:text-align="center" style:justify-single-word="false"/>
      <style:text-properties fo:font-style="italic" style:font-style-asian="italic" style:font-style-complex="italic"/>
    </style:style>
    <style:style style:name="P62" style:family="paragraph" style:parent-style-name="Heading_20_3">
      <style:text-properties fo:font-style="italic" style:font-style-asian="italic" style:font-style-complex="italic"/>
    </style:style>
    <style:style style:name="P63" style:family="paragraph" style:parent-style-name="Heading_20_3">
      <style:paragraph-properties fo:margin-top="0.019cm" fo:margin-bottom="0.109cm" fo:break-before="page"/>
    </style:style>
    <style:style style:name="P64" style:family="paragraph" style:parent-style-name="Heading_20_3">
      <style:paragraph-properties fo:margin-top="0.12cm" fo:margin-bottom="0.109cm"/>
    </style:style>
    <style:style style:name="P65"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66" style:family="paragraph" style:parent-style-name="Heading_20_1">
      <style:paragraph-properties fo:margin-top="0cm" fo:margin-bottom="0.21cm" fo:break-before="page"/>
    </style:style>
    <style:style style:name="P67" style:family="paragraph" style:parent-style-name="Heading_20_2">
      <style:paragraph-properties fo:margin-top="0.22cm" fo:margin-bottom="0.011cm"/>
    </style:style>
    <style:style style:name="P68" style:family="paragraph" style:parent-style-name="Text_20_body">
      <style:paragraph-properties fo:margin-top="0cm" fo:margin-bottom="0.21cm"/>
    </style:style>
    <style:style style:name="P69" style:family="paragraph" style:parent-style-name="Heading_20_2">
      <style:paragraph-properties fo:margin-top="0.019cm" fo:margin-bottom="0.21cm" fo:break-before="page"/>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Wingdings" style:font-name-asian="Wingdings" style:font-name-complex="Wingdings"/>
    </style:style>
    <style:style style:name="T5" style:family="text">
      <style:text-properties fo:color="#000000" fo:font-size="12pt" style:font-size-asian="12pt" style:font-size-complex="12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Hajnalvilág</text:h></draw:text-box></draw:frame><draw:frame draw:style-name="fr2" draw:name="Keret5" text:anchor-type="paragraph" svg:width="4.987cm" draw:z-index="3"><draw:text-box fo:min-height="1.194cm"><text:p text:style-name="P4">Hajnalvilág Alapítvány<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Alapítvány</text:p></draw:text-box></draw:frame><draw:frame draw:style-name="fr4" draw:name="Keret9" text:anchor-type="paragraph" svg:x="1.05cm" svg:y="2.09cm" svg:width="14.898cm" draw:z-index="8"><draw:text-box fo:min-height="10.959cm"><text:p text:style-name="P7">Kérések</text:p><text:list text:style-name="L2"><text:list-item><text:p text:style-name="P8"><text:span text:style-name="T1">Folytonosság</text:span>: a könyv nagy fejezetein belül kisebb, gyakran egymástól távoli témákat bontok ki mozaikszerűen – a témák azonban kapcsolódnak egymáshoz, a fejezetek pedig alapvetően támaszkodnak egymásra. Érdemes ezért szaggatott stílusa ellenére nagy ugrások nélkül, folyamatában olvasni...</text:p></text:list-item><text:list-item><text:p text:style-name="P8"><text:span text:style-name="T1">Környezettudatosság</text:span>: nem tudom, mi a jobb: egy százoldalas könyvet számítógépen olvasni (energiafogyasztás), vagy kinyomtatni (papír). Jelen pillanatban azt kérném, hogy az elektronikus változatot inkább alacsony fogyasztású eszközön (e-book, laptop) olvassák, vagy (lehetőleg újrapapírra történő) nyomtatás után, ha tetszett, adják tovább.</text:p></text:list-item><text:list-item><text:p text:style-name="P8"><text:span text:style-name="T1">Visszajelzés</text:span>: az elektronikus változat ingyen elérhető, ha lesz nyomtatott változat, ott is csak az előállítási költséget kell majd megfizetni. Cserébe visszajelzést szeretnék kérni. Hiába igyekszem a tőlem telhető alapossággal kiválogatni a legfon­tosabb szempontokat és végiggondolni azokat – tudásom véges, írásom csak egy nézőpontot tükröz. <text:s/>Érdekelne minden gondolat, támogató vagy ellenkező vélemény, amit e-mailben a kl [kukac] hajnalvilag [pont] hu címre várok. A küldő email címét más célra nem használom, kizárólag abban az esetben őrzöm meg, ha erre megkérnek.</text:p></text:list-item><text:list-item><text:p text:style-name="P8"><text:span text:style-name="T1">Együttműködés</text:span>: különösen érdekelne minden olyan javaslat, ami a Hajnalvilág útiterv megvalósításával kapcsolatos.</text:p></text:list-item><text:list-item><text:p text:style-name="P8"><text:span text:style-name="T1">Nyelv:</text:span> a Hajnalvilág célja egy globális struktúra kialakítása, amelyhez közös nyelvként az eszperantót használja. Ennek megfelelően elkészült a könyv eszperantó fordítása, amely más nemzeti nyelvekre lefordítható egy kikötéssel: a könyv kizárólag kétnyelvű formában jelenhet meg, bal oldalon az eszperantó szöveggel – beleértve az eredeti magyar nyelvű változatot is. Kivételt képez természetesen az eszperantó változat, amely önállóan kiadható.</text:p></text:list-item></text:list><text:p text:style-name="P9">Köszönöm</text:p><text:p text:style-name="P10"><text:tab/>Kedves Loránd</text:p></draw:text-box></draw:frame><draw:frame draw:style-name="fr5" draw:name="Keret7" text:anchor-type="paragraph" svg:y="18.831cm" svg:width="8.393cm" draw:z-index="9"><draw:text-box fo:min-height="2.926cm"><table:table table:name="Táblázat1" table:style-name="Táblázat1"><table:table-column table:style-name="Táblázat1.A"/><table:table-column table:style-name="Táblázat1.B"/><table:table-row><table:table-cell table:style-name="Táblázat1.A1" office:value-type="string"><text:p text:style-name="P11">Író:</text:p></table:table-cell><table:table-cell table:style-name="Táblázat1.B1" office:value-type="string"><text:p text:style-name="P12">Kedves Loránd, 2008-2009</text:p></table:table-cell></table:table-row><table:table-row><table:table-cell table:style-name="Táblázat1.A2" office:value-type="string"><text:p text:style-name="P11">Fordító:</text:p></table:table-cell><table:table-cell table:style-name="Táblázat1.B2" office:value-type="string"><text:p text:style-name="P12">---</text:p></table:table-cell></table:table-row><table:table-row><table:table-cell table:style-name="Táblázat1.A2" office:value-type="string"><text:p text:style-name="P11">Lektor:</text:p></table:table-cell><table:table-cell table:style-name="Táblázat1.B2" office:value-type="string"><text:p text:style-name="P12">Horváth József</text:p></table:table-cell></table:table-row><table:table-row><table:table-cell table:style-name="Táblázat1.A2" office:value-type="string"><text:p text:style-name="P11">Nyelv:</text:p></table:table-cell><table:table-cell table:style-name="Táblázat1.B2" office:value-type="string"><text:p text:style-name="P12">Magyar</text:p></table:table-cell></table:table-row><table:table-row><table:table-cell table:style-name="Táblázat1.A2" office:value-type="string"><text:p text:style-name="P11">Utolsó módosítás:</text:p></table:table-cell><table:table-cell table:style-name="Táblázat1.B2" office:value-type="string"><text:p text:style-name="P12">2010. 11. 03.</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Bármerre induljunk is, elkerülhetetlen, <text:line-break/>hogy hibákat kövessünk el az úton</text:p><text:p text:style-name="P13">… viszont ha tagadjuk őket, vagy ragaszkodunk hozzájuk, <text:line-break/>biztosan elvétjük a célt.</text:p></draw:text-box></draw:frame></text:p>
      <text:h text:style-name="P14" text:outline-level="1">Miért?</text:h>
      <text:p text:style-name="Text_20_body"/>
      <text:p text:style-name="Text_20_body">Világunk a mindenható „gazdasági folyamatoktól” hajtva egyre gyorsuló ütemben haldoklik. </text:p>
      <text:p text:style-name="Text_20_body">Napról napra egyre kevesebb fajjal osztjuk meg ezt a bolygót, erőforrásait mind nagyobb ütemben továbbítjuk a gigantikus szemétdombok, és a szennyet egyre többször visszaöklendező vizek felé. A „civilizált ember” életébe egyre mélyebbre hatol a gépek bűze, zaja; agyunkban profi pszichológu­sok termékei versenyeznek, amikor válaszokat keresünk életünk kérdéseire, amelyek samponban, takarítószerekben vagy autókban öltenek testet. Ugyanezek a „tudósok” tapossák bele mindennapi életünkbe a politikát, már három mondatot nem tudunk úgy elmondani, hogy ne használjunk valamilyen párt által „foglalt szót”; minden fontosabb témából „szóvivői nyilatkozat” lesz – amelynek magja nem a mondat értelme, hanem az általa megszerezhető szavazók becsült száma.</text:p>
      <text:p text:style-name="Text_20_body">Emberi kapcsolatainkat egyre kifinomultabb számítógépes algoritmusok elemzik, és már az se nagy baj, ha a leveleinket elolvassák, ha egyébként „ingyen” van a „szolgáltatás”. Száz, ezer kilométeres távolságokból ismerkedünk és haverkodunk, de a mellettünk levő, velünk a földet, levegőt, ételt és életet megosztó embereket egyre kevésbé ismerjük – a megértésről, érintésről, szeretetről már nem is beszélve.</text:p>
      <text:p text:style-name="Text_20_body">Ha nem is törődünk, de lassan beletörünk abba az igába, ami végső soron mindent a pénzzel mér, és akár közvetlenül, akár az elvileg minket képviselő, valójában neki szolgáló államon keresztül a bankok végtelen listáinak valamelyik cellájába zár. Ezernyi virtuális börtön között oszlik fel az életünk, kegyelmet nem remélhetünk, hiszen őreink vérünkből élő vámpírok: adó, hitel és kamat valójában a mi élet-időnk pénzre váltva.</text:p>
      <text:p text:style-name="Text_20_body">Ahogy minden szervezet, úgy az emberiség is önfenntartó rendszer, az immunrendszer beindult, működik. Kis szigeteket igyekszik alakítani jól behatárolható problémák körül, igyekszik megvédeni helyi értékeket: iskolát, patakot, élőlényeket. Próbálja „sejtszinten” regenerálni önmagát, szaporodnak azok a körök, amelyek az ember belső egyensúlyát, harmóniáját igyekszenek helyreállítani: vallási, spirituális körök, gyógynövények, homeopátia, feng-shui.</text:p>
      <text:p text:style-name="Text_20_body">Ezek az eszközök hatalmas jelentőséggel bírnak, nélkülük talán a rendszer – az emberi civilizáció – már össze is roskadt volna a betegség súlya alatt. Ugyanakkor úgy látom, önmagukban egy-egy sziget működőképességének megőrzésére, gyógyítására valók, nem alkalmasak a betegség megfékezésére, a rendszer meggyógyítására.</text:p>
      <text:p text:style-name="Text_20_body">A mai emberi civilizáció a vérmérgezés állapotában van: a saját működését, életét szervező-fenntartó rendszerek fertőzöttek: mindent, amihez hozzákötődnek, a tápanyagokkal együtt méreggel is átitatják. Nem csoda, hogy az említett szigeteknek nem csak saját feladataikkal, hanem egy folyamatos állami-intézményi nyomással is küzdeni kell. Ez az állapot nem gyógyítható a sérült rész eltávolításával, hiszen azzal az egész szervezet elpusztul.</text:p>
      <text:p text:style-name="Text_20_body">A példát ismét az immunrendszer szolgáltatja: az első lépés a kórokozó felismerése. Ez nem lehet egyedi, megtalálásához mindenképpen túl kell látni az egyedi jelenségeken, szereplőkön, irányzatokon. Például: a mérgezés gyulladást vált ki a májban, ami természetesen kritikus probléma, és azonnali beavatkozást követel, a gyógyításhoz azonban túl kell nézni rajta, és a kórokozót, a mérgezés forrását kell azonosítani – ez utóbbi nélkül folyamatos védekező, hátráló harcra kényszerülünk, amit törvényszerűen elvesztünk, mert az emberi test nem csatatér, és nem tud normálisan működni egy benne állandósuló háborúban. </text:p>
      <text:p text:style-name="Text_20_body"/>
      <text:p text:style-name="P5">Ugyanez az analógia áll a környezet, a természet, a kisebbségek, hátrányos helyzetűek, öregek, emberi jogok, stb. védelmére: kiemelkedő fontosságú feladat mindegyik, de önmagukban vesztett ügyek. Ha nem jövünk rá, hogy <text:span text:style-name="T1">miért szorulnak egyáltalán védelemre </text:span>például „alkotmányos jogaink”, és nem találunk ellenszert a probléma forrására, akkor sajnos óhatatlanul és végérvényesen elveszítjük a „beteget”: az emberi civilizációt.</text:p>
      <text:p text:style-name="Text_20_body">Persze mondhatnánk, hogy az élet nem áll meg, az evolúció törvényei érvényesülnek, ami elpusztul, annak el is kell pusztulnia. Én viszont azt mondom, ez a mai emberi világ az, amit az apám, az apám apja, az összes őseim életük hosszán megálmodtak és építettek! (Az „apa” itt a teremtő idea, míg az anya a mindenkori befogadó, megfoganó és fenntartó minőség – ez utóbbi ma is változatlan, míg a „mag” beteg.) Valóban megölheti egy fertőzés ezt a csodálatos szervezetet, dögevők téphetik szét és dolgozhatják fel testét, és ez teljes mértékben a természet törvényeinek megfelelő folyamat. Ugyanakkor szégyen lenne hátratett kézzel csak nézni – sőt, pillanatnyi érdekektől vezéreltetve aktívan részt is venni benne, aztán széttárt kézzel megállapítani, hogy „voltak nálam rosszabbak is”.</text:p>
      <text:p text:style-name="Text_20_body"><text:span text:style-name="T1">Mi magunk vagyunk azok</text:span>, egyenként és fajszinten, akik őseink nemzedékeken átívelő erőfeszítésé­nek eredményeit arra használjuk, hogy kiraboljuk, összezúzzuk és megmérgezzük azt a világot, amit gyermekeinknek hátrahagyunk. Tudjuk, érezzük ezt, de a kicsinységünket, tehetetlenségünket sulykoló média nyomása alatt csak fáradtan legyintünk az előző mondatra, és bekapcsoljuk a tévét – vagy folytatjuk kétségbeesett helyi küzdelmünket valamelyik szerv védelmében.</text:p>
      <text:p text:style-name="Text_20_body"/>
      <text:p text:style-name="Text_20_body">Ez az írás a betegség okairól szól, arról, hogyan alakult ki, mi teszi halálossá, mi rejti el az immunrendszer elől és mi tartja életben civilizációnk szervezetében – hogyan lehet azonosítani, és elválasztani az élet folyamataitól. </text:p>
      <text:p text:style-name="Text_20_body"/>
      <text:p text:style-name="Text_20_body">A következő fő részekből áll:</text:p>
      <text:p text:style-name="Text_20_body"/>
      <text:p text:style-name="P15"><text:span text:style-name="T2">Jelenségek</text:span><text:line-break/>néhány kiragadott terület mai világunkból, amelyek jól szemléltetik a hibás működéseket;</text:p>
      <text:p text:style-name="P16"><text:span text:style-name="T3">Okok</text:span><text:line-break/>a jelenségek mögött meghúzódó problémák, amelyek minket a felsorolt jelenségek létrehozásába kergetnek;</text:p>
      <text:p text:style-name="P17"><text:span text:style-name="T3">A válság tényezőinek valódi szerepe<text:tab/></text:span><text:line-break/>mi a jelentősége, haszna azoknak a tényezőknek, amelyek elől menekülünk</text:p>
      <text:p text:style-name="P16"><text:span text:style-name="T3">Kiút</text:span><text:line-break/>alapgondolatok, amelyek segíthetnek az alkatrészek helyes összeillesztésében</text:p>
      <text:p text:style-name="P16"><text:span text:style-name="T3">Mazsolák</text:span><text:line-break/>az írás közben felmerült, a témához csak lazán kapcsolódó gondolatok</text:p>
      <text:p text:style-name="P16"><text:span text:style-name="T3">Zárszó</text:span><text:line-break/>személyes motivációim</text:p>
      <text:h text:style-name="P18" text:outline-level="1">Jelenségek</text:h>
      <text:p text:style-name="Text_20_body">Beszélgetek a szomszédokkal, rokonokkal, ismerősökkel; nézem a tévét, olvasok. Mindaz, ami ezeken a csatornákon át eljut hozzám, arról beszél, hogy „a helyzet fokozódik”: mintha a világra telepedett volna valami sötét hatalom, és a szemünk láttára szorítaná ki belőle – belőlünk az életet, boldogságot, a szabad és egymásra fordítható időt. Minél többet töprengtem ezen az érzésen, annál inkább úgy érzem, ez a kép egész pontos, bár meglehetősen sötét; engedtessék meg nekem pár aktuális példával illusztrálni a folyamatokat. Természetesen ezek konyhaasztal mellett megszerezhető részleges ismereteken alapulnak, de konkrét információ birtokában sem lehetek/lehetnék egyértelműbb – nem bűnösökről és perekről van szó, csak jelenségekről.</text:p>
      <text:h text:style-name="Heading_20_2" text:outline-level="2">Pénz...</text:h>
      <text:p text:style-name="Text_20_body">Világunk a pénz uralma alá került. Végső soron mindent pénzre váltunk, mindent ezen keresztül értékelünk; minden tervünk megvalósíthatósága ezen múlik: „minden és mindenki megvásárolható, kérdés hogy mikor és mennyiért”. A fenti mondat azért sok emberben, így bennem is megütközést kelt, és idealista-optimista módon felkiáltok: azért van, amit semmi pénzért nem adnék el, nem tennék meg! Realista énem pedig így válaszol: jó, ha ígértek már ezerszer annyit és még mindig nemet mondtál is, vajon nem találhatnak a helyedre olyan embert, aki vállalja ugyanennyiért?</text:p>
      <text:p text:style-name="Text_20_body">Az értékelés alapja is a pénz, így végső soron minden kérdés a tőzsdén, vagy egy szinttel lejjebb, a bankoknál dől el. Ők azok, akik adják vagy megvonják a forrásokat, döntéseiket pedig kizárólag a várható kockázat és rövid távú hozam alapján hozzák meg. Nem is tehetnek másként, mert minden olyan döntés, ami rövid távon hátrányos, bár hosszabb távon előnnyel kecsegtet; vagy pénzben nem mérhető fejlesztésre áldoz (például a hulladékok korrekt kezelése, dolgozók közérzetének javítása, stb.) – versenyhátrányt jelent. Romlik a tőzsdei megítélés, esik a részvényindex, romlanak a banki feltételek, nem lesz annyi hitel. Természetesen ideig-óráig túlélhető egy ilyen irracionális döntés, de <text:s text:c="2"/>amennyiben az „általános pénzügyi helyzet romlik”, az ilyen cégek törvényszerűen lemorzsolódnak, vagy a hasonló cicomákkal nem foglalkozó (pl. indiai rabszolgákkal dolgoztató, finoman szólva homályos környezetkultúrával bíró) vetélytársak fogják felvásárolni.</text:p>
      <text:p text:style-name="Text_20_body">Ennek az értékelésnek legfélelmetesebb tulajdonsága, hogy nincsenek kitűzött célok, illetve nem kell elérni azokat. Nem szempont, hogy valamilyen emberi, társadalmi igényt elégítsenek ki megfelelő erőforrás-ráfordítással, a cél a pénzügyi siker, profit termelés. Ha nem is sikerül elérni az „elvi célt”, nem számít, csak ne bukjunk rajta. A cél pedig eladható szolgáltatás létrehozása, a költségek minimalizálása, a bevételek növelése. </text:p>
      <text:p text:style-name="Text_20_body">Ha úgy tűnik, hogy ez egy sikeres szolgáltatás, meg fog jelenni a konkurencia, amely ugyanannak a körnek ugyanazt a szolgáltatást igyekszik nyújtani – ez természetesen csökkenti a megszólítható emberek számát. Így aztán a versenytársak kart karba öltve emelik a szolgáltatások árát (persze a médiában folyamatosan versenyezve), közben csökkentik a kiadásaikat (így gyakorlatilag a színvonalat), míg el nem jutunk arra a szintre, hogy van egy alig elfogadható minőségű, még éppen kifizethető árú szolgáltatás, amelyért több cég versenyez (és költi a pénzünket ostoba reklámokra).</text:p>
      <text:p text:style-name="Text_20_body">Félreértés ne essék: a monopol helyzet, amikor nincs vetélytárs, csak addig előnyös, amíg a cég valóban a szolgáltatásra koncentrál, és kívül esik a pénzügyi világ látókörén. Mihelyt befektetés, bank, tőzsde kerül a képbe, újból beindul a verseny, csak már teljesen függetlenül minden materiális kötődéstől: kizárólag a pénzügyi teljesítmény számít: mennyi befektetésből mennyi nyereséget lehet kihozni; ha jól megy, terjeszteni kell, ha a vevőkben „van még tartalék”, akkor új akciókkal, ügyes drágítással ki kell hozni belőlük; ha a cégben van tartalék (lazább, „emberi” munkarend, szociális szolgáltatások, stb.), akkor azt ki kell sajtolni belőle. Pénzügyi szempontból EZT hívják sikernek! </text:p>
      <text:p text:style-name="P5">Aki pedig nem követi ezeket a szabályokat, maga nyit ajtót a nála arrogánsabb konkurenciának, amelynek nem számítanak az elvek. Tömegben a vevő pénzügyi szinten értékel, megveszi a dinnyét a madarasteszkóban, a ruhát a kínaitól, az elvhű kisbolt pedig bezár, a varrodában dolgozó szomszéd munkanélküli lesz.</text:p>
      <text:p text:style-name="Text_20_body">Összefoglalva: divatos azt mondani, hogy azért ne legyünk pesszimisták, ne lássunk mindent olyan sötéten, lazítsunk már egy kicsit. Én azt mondom: ne lazítsunk, mert nagyon nagy baj van! Másrészt, olyan megnyugtató „megkeresni a felelőst”, rámutatni, hogy XY bűnös hűtlen kezelés, bennfentes kereskedelem, hivatásköri mulasztás, stb. vétségében, és jól megbüntetjük. Ennek a rendszernek és az általa vezérelt folyamatoknak nincs egyszemélyi felelőse. Sokkal több vétséget követünk el mindannyian, mint amennyi a kirakatba kerül (a számlák feletti összemosolygástól a vezetők sokmilliós kacsintásáig), olyan nyomás alatt, amelynek ellenállni nem tudunk.</text:p>
      <text:p text:style-name="Text_20_body">Mindannyian együtt alkotjuk ezt a hatalmas rendszert, amelynek nevében egymást kényszerítjük egyre nehezebb helyzetbe. Igen, vannak bűnösök, akik tudatosan élősködnek az emberi szenvedésen, hatalmuknál fogva arra utasítanak másokat, hogy elpusztítsák ellenfeleiket: maffiózók, terroristák, „szellemi” és állami vezetők – az ember ugyanaz, a történelmi szerep különbözik csupán. Ők azonban túl kevesen vannak ahhoz, hogy valóban felelősnek nevezhessük őket; a felelősök mi magunk vagyunk, akik ezt a rendszert alkotjuk, és így lehetővé tesszük néhány fejletlen lélek számára mások irányítását.</text:p>
      <text:p text:style-name="Text_20_body">Olyan ez, mint egy lovas szekér. Történelmünk során hosszú időn keresztül volt szerencsénk megtapasztalni, hogy a kocsis előbb-utóbb visszaél saját hatalmával – legyen az király, elnök, pártfőtitkár, irodai főnök vagy börtönőr. A „nagy generáció” ezért döntött úgy, hogy megtagadja az egész rendszert, leszáll a kocsiról, és elmegy virágot szedni. Amikor kiderült, hogy így viszont megáll a szekér, már nem ült vissza senki a bakra, a lovak közé dobták a gyeplőt mondván, hogy a ló (a „szabad” piacgazdaság) követi majd saját törvényeit, és abból nagy baj nem lehet. A parancs: gyía!, kijelölt irány nincs, annak örülünk, hogy peregnek a kilométerek (nő a GDP). A lovak azonban nem látnak hosszú távon előre, a szekér az étel és az ital között jár aszerint, hogy többségük éppen éhes-e vagy szomjas, veszély esetén pedig egyre rémültebben rohangálnak ide-oda annak függvényében, hogy mi tűnik az adott pillanatban biztonságosabbnak. Ma napról napra nő a veszélye annak, hogy globális civilizációnk (az őt eltartó emberi és természeti környezet sérülései miatt) instabillá válik, mintha a patak, amin át szoktunk kelni, megáradt volna. A lovak félnek, rángatják a szekeret, az idő, amíg át lehet kelni a túlpartra, egyre fogy. Az átkeléshez pedig olyan irányban kell haladni, amely a lovak számára egyértelműen rosszabb, mint bármi más: egyenesen neki a víznek. <text:span text:style-name="T1">Maguktól soha nem fognak arra menni</text:span>, a menekülés ideje lejárhat, és a víz elsodorja a kocsit. Nincs más választásunk: az Embernek (miután szembenézett azzal, hogy miért menekült előle, és feldolgozta téves motivációit) vissza kell ülnie a bakra, és kézbe kell vennie a gyeplőt, mert egyedüli birtokosa az előrelátás és a jövőbe vetett hit adományának.</text:p>
      <text:h text:style-name="Heading_20_2" text:outline-level="2">Pénzügyi válság</text:h>
      <text:p text:style-name="Text_20_body">Jól öltözött, komoly szakértők magyarázzák, hogy mi történik ma a világban, nem kevesen maguk is résztvevői, alkotói és nyertesei voltak annak a játéknak, amely most bukni látszik. Lássuk az én értelmezésemet.</text:p>
      <text:p text:style-name="Text_20_body">A pénz eredetileg a megtermelt javak értékének absztrakcióját tette lehetővé, vagyis az általam megtermelt gabona valaki más által megtermelt kenyérre, sajtra, kalapácsra cserélhetővé vált anélkül, hogy minden cserénél alkudozni kellett volna. A pénz segítségével olyan emberek termékeihez is hozzájuthatok, akiknek az általam termelt javakra jelen pillanatban nincs szükségük.</text:p>
      <text:p text:style-name="P19"/>
      <text:p text:style-name="P20">A magasan szervezett civilizáció ennél messzebbre tekint, és beruházásokat hajt végre; ezek olyan tevékenységek, amelyek a jelen pillanatban nem hajtanak hasznot, nincs „termék”, amelyet a jelen­ben felhasznált erőforrásokért cserélni lehetne, mert azok csak később fognak keletkezni – ehhez „hitel­re” van szükség. Amennyiben a pénz továbbra is javakat reprezentálna, a kapcsolat közvetlen maradna: én hajlandó vagyok öt hónapi munkámat befektetni egy vállalkozásba, amelynek termé­kei a későb­biekben a saját vagy mások hasznára lesznek oly mértékben, hogy az fedezi az én erőfeszítésemet.</text:p>
      <text:p text:style-name="P21">A rendszert azonban megmérgezi a lusták találmánya: a kamat fogalma. A kamat eredetileg az erőforrásokkal „kereskedő” ember munkadíja. Ő a feladat megoldásába nem saját munkájának eredményét helyezi, hanem arról gondoskodik, hogy a beruházáshoz szükséges különféle tényezők a megfelelő helyen és időben rendelkezésre álljanak; legyen munkás, legyen étel-ital, alapanyag stb. Ezt az erőforrások birtokosa, a beruházó, tulajdonos adja (vásárolja meg a pénzével) annak reményében, hogy a beruházása megtérül, és később még több pénze lesz belőle.</text:p>
      <text:p text:style-name="P21">A felhalmozódó pénz lehetővé teszi, hogy a hitelező és a vállalkozó elszakadjon egymástól. A vállalkozó nem tudja az ötletét megvalósítani, nincs rá a jelenben elég pénze, hogy a jövőben olyan javakat állíthasson elő, amelyek fedezik az induló befektetést, a hitelező segítségére van szüksége. A hitelező a pénzével osztozik a vállalkozó kockázatában, ezért (bár valós munkát már egyáltalán nem tesz a rendszerbe), kamatot számít fel.</text:p>
      <text:p text:style-name="P21">A játékban az a tragikus, hogy a hitelező nem szolgáltatóként lép fel, akinek a feladata az erőforrások ésszerű csoportosítása lenne: forrásokat nyújt, megosztja a kockázatokat és visszaosztja a nyereséget, hogy a valós javakat termelő vállalkozók a lehető legjobban járjanak. Nem, a hitelező a kamatokat saját nyereségének tekinti, amelyet nem kell „jó gazda”, „tulajdonos” módjára visszaforgatnia a termelésbe. Ennek megfelelően minél több pénz van a hitelező birtokában, annál több vállalkozásba tud beszállni, annál több nyereséget tud elkönyvelni, amit aztán ismét hitelként kibocsáthat. Így aztán a pénzügyi folyamatok összes szereplője érdekelt abban, hogy minél több pénz legyen forgalomban, amely hitelbe kiadható, és rajta folyamatos kamat-nyereség aratható.</text:p>
      <text:p text:style-name="P21">Ezért aztán nem csoda, hogy megszületik az a szabály, mely szerint a bank több pénzt adhat hitelbe, <text:s/>mint amennyi a rendelkezésére áll, hiszen a termelő azt úgyis vissza fogja fizetni, a bank nyeresége pedig a kamat. Ennek módját és mértékét természetesen felügyelő szervek folyamatosan ellenőrzik, azonban mennyire lehet komoly egy ellenőrzés, ha minden résztevevő fél közös érdeke a pénz (pontosabban a hitelbe kiadott pénz) mennyiségének növekedése? Megszületnek a kötelező tartalékokra vonatkozó szabályok ügyes megkerülésének módozatai, illetve a bankok egyre kevésbé vizsgálják a hitelt felvevők valódi visszafizető képességét – elvégre minden forint, dollár, euró, amely a bank széfjében pihen, veszteség, hiszen nem kamatozik. Ördögi spirál indul be, amelynek végén a pénzügyi világ által kezelt pénz mennyisége sokszorosan (százas nagyságrendekben) meghaladja a rendelkezésre álló értékek összességét.</text:p>
      <text:p text:style-name="P21">Ma minden tevékenységünk a pénzen alapul: pénzt kapunk az elvégzett munkáért, pénzt fizetünk a boltban. Hétköznapi szinten a pénz normális értékhordozóként működik; akinek viszonylag kevés van belőle, a saját életét el tudja vezényelni vele. Mindannyian elhisszük, hogy meg tudjuk venni a kenyeret a boltban, jönni fog a gáz és a villany, ha a keresetünk megfelelő részét erre költjük. Ez a közös hitünk tartja mozgásban a valós, hétköznapi életet.</text:p>
      <text:p text:style-name="P22">Ugyanakkor azok a szervezetek, amelyeknek a kezében mérhetetlen vagyonok halmozódtak fel, telje­sen irreális helyzetbe kerültek. A jelen árfolyamok figyelembevételével megvehetnék a fél bolygót, talán az egészet is – csakhogy százan állnak mellettük, akik ugyanezt megtehetnék. A kezükben levő „vagyon” valós fedezete gyakorlatilag nem létezik. Ha elkezdenének vásárolni, a többiek is venni kez­denének, egymásra licitálva vernék fel az árakat, zuhanna a pénz értéke egészen addig, amíg le nem ereszkedne ez a rettenetes lufi. Mi történne viszont akkor, ha az árak egyszerre több százszorosukra emelked­nének? Természetesen a béreket is ugyanígy fel kellene emelni, a beruházások költségei az egekbe szöknének, ennek megfelelően emelkednének a kamatok stb. – a végeredmény a totális káosz.</text:p>
      <text:p text:style-name="Text_20_body"/>
      <text:p text:style-name="P5">Ezt elkerülendő ma a bankok a megrendült bizalmat újabb rettenetes mennyiségű mesepénz létrehozásával „orvosolják”. Magyarul, amikor egy bank kénytelen elfogadni, hogy a hitelei mögött nincs fedezet, kiadta a kezében levő pénzt, és nem fogja visszakapni egészen egyszerűen azért, mert nincs annyi megtermelt vagy a jövőben megtermelhető érték a rendszerben, amely valóban behozná az elvárt kamatnyereséget, akkor az állam azt mondja: de igen, itt a pénz, ami neked most hiányzik. Nyilván valós érték emögött sincs, a hiányzó falat tapétával pótolják, mert pont úgy néz ki. Más mód nincs a káosz elkerülésére, viszont ez a „beavatkozás” életben tartja, sőt tovább táplálja azt a rendszert, amely ilyen lehetetlen állapotot idézett elő, és amelynek semmilyen belső motivációja nincs arra, hogy kilépjen ebből a mederből.</text:p>
      <text:h text:style-name="P23" text:outline-level="2">Periodikus háborúk</text:h>
      <text:p text:style-name="P24">Az emberiség szóbeli és írott történelme egyaránt arról tanúskodik, hogy fejlődésünk dacára rend­szeres időközönként háborúkat „rendezünk”, amelyek során (fejlődésünk eredményeképpen) egyre nagyobb számban irtjuk ki olyan fajtársainkat, akik nekünk személyesen semmit nem ártottak azon kívül, hogy ránk szegezett fegyverük mögött életben szeretnének maradni. A harc végeztével megható műalkotások születnek a gyilkolás értelmetlenségéről, a hősiességről, önfeláldozásról és az élet szeretetéről – majd kisvártatva újrakezdődik az egész, mindig azon a szervezettségi fokon, ahol éppen tartunk: törzs, országok, államszövetségek szintjén, majd világháborúk formájában.</text:p>
      <text:p text:style-name="P24">Tesszük mindezt annak ellenére, hogy tudjuk: egyénileg nem vagyunk sem fizikailag, sem szellemi­leg fejlettebbek, mint a korábbi generációk emberei; jobb általános körülményeinket kizárólag an­nak a felhalmozott tudásnak és szervezettségnek köszönhetjük, amit időről időre elsöprünk. Mi több, a „szervezet érdekeinek védelmében” (család, törzs, nemzet, vallás) személyes indokok nélkül oltjuk ki egymás életét.</text:p>
      <text:p text:style-name="P24">Ez a tendencia megtörni látszik korunkban, elvégre az utolsó világháború is több mint fél százada zajlott – a felszín alatt azonban ugyanolyan pusztító erők dolgoznak, mint régen, csak most nem lát­ványosan, csatamezőkön gyilkoljuk egymást, hanem a globális gazdasági, politikai, vallási hadszín­téren, illetve a színfalak mögött, titkos eszközökkel; a világ minden pontján folyik a „terrorizmus elleni” háború. A fogalmaink is változatlanok, továbbra is pirosra és kékre festünk mindent, a küz­delem áll minden rendszerünk alapszabályaiban – és közben észrevétlenül végérvényesen tönkre tesszük saját életterünket.</text:p>
      <text:p text:style-name="P24">Az elvi probléma régóta ismert, számtalan könyv íródott már róla (kiábrándítóan csekély hatással) – csak néhány az általam ismertek közül: Ernest Callenbach: Ecotopia (1975), Daniel Quinn: Izmael (1992), David C. Korten: Tőkés társaságok világuralma (1995), Soros György: A globális kapitalizmus válsága (1998). A számomra legtisztább elemzést azonban Helmut Creutz: A pénz-szindróma (1995) című művében találtam meg. Ő nagyon egyszerű számításokkal magyarázza el, hogy civilizációnk mozgató-szervező ereje, a pénz fogalmának tisztázatlansága (egyszerre eszköze az erőforrások áthelyezésének, az egyéni tartalékképzésnek és a hitelezésnek) miként garantálja a vagyoni különbségek létrejöttét és exponenciális növekedését.</text:p>
      <text:p text:style-name="P24">Ebből már egyértelműen levezethető, hogy a pénz és a vagyon fogalma, gyakorlatilag a társadalom tagjainak a pénzhez való viszonya miként teszi elkerülhetetlenné az egyének közötti gazdasági-társadalmi távolságok kezelhetetlenné növekedését, az ezzel járó feszültség elviselhetetlenné válását <text:s/>– és így a háborúkat. Ha sikerül „külső ellenségre” terelni a felelősséget, akkor háború tör ki (amely a rendszerbe külső, elosztható „vagyont” hoz a győztesnek, és egyformán szegénnyé teszi a veszte­seket), ha nem, akkor forradalom tör ki, amelyben ismét (deklarált, bár jellemzően el nem ért) cél a javak egyenlő elosztása. Mindkét esemény hatalmas pusztítást visz véghez az ellátórendszerben, vagyis az erőforrásokat (vagyont) nem lehet egyből újra felhalmozni, hanem a fennmaradás érdeké­ben azonnali célok megvalósításának kell alárendelni (élelmiszertermelés, lakhatás, közlekedés, oktatás, egészségügy, …), ez egy ideig visszatereli a pénzt az erőforrás-továbbító szerepkör­be. </text:p>
      <text:p text:style-name="P25">A rend helyreállásával viszont azonnal megkezdődik az erózió: a vagyonok felhalmozódása, hitelek, kamatok, pénzügyek – ismét nőni kezd a feszültség.</text:p>
      <text:p text:style-name="Text_20_body">Vajon megdönti ezt az elméletet az a tény, hogy a második világháború volt az utolsó „nagy és véres” háború a történelmünkben? Véleményem szerint nem, csupán arról szól, hogy megváltozott a világ, és új, csodálatos eszköz keletkezett: a modern demokrácia.</text:p>
      <text:p text:style-name="Text_20_body">A demokrácia szó jelentése: a nép uralma, valójában azonban vajmi kevés köze van ehhez a jelentéshez, hiszen egy városállamnyi, közvetlen életközösséget alkotó, azonos vallású, nyelvű, nemzetiségű embercsoportnál nagyobb méretekben mind a „nép” mind pedig az „uralom” jelentése azonnal homályossá válik. A modern demokrácia nem más, mint a gyakorlati (pénzügyi) hatalom elválasztása a látható (politikai) hatalomtól, a felgyülemlő társadalmi feszültségek levezetésére rendszeres, szabályozott „polgárháborúk” szervezésével, amit parlamenti választásnak neveznek. </text:p>
      <text:p text:style-name="Text_20_body">Mindezek során a gyakorlati hatalom birtokosainak (bankok, befektetők) uralma töretlen, sőt... Csak egy gyors példa: a politikai pártok támogatottsága nagyban függ a médiában való megjelenésüktől: reklámok, szakértők, tanácsadók, felmérések – hatalmas, és igen drága ipara van a hírverésnek. A média birtokosai (a demokrácia védelmének érdekében) természetesen nem politikusok, hanem „civil” hatalmasságok, lényegében ugyanazok, akik pénzt adnak a pártoknak arra, hogy a kampá­nyaikat finanszírozzák. A politikusok pedig szorgalmasan hirdetnek, vásárolják a szakértőket, tv-reklámokat, plakátokat és műsoridőt, és így a támogatást valójában <text:span text:style-name="T1">kifizetik ugyanazoknak, akiktől kapták</text:span>, csak közben elkötelezetté is váltak.</text:p>
      <text:p text:style-name="Text_20_body">Ez a megoldás egyébként, összehasonlítva a korábbi, véres forradalmakkal, tényleg óriási előrelé­pés, hiszen a termelő időszakban felhalmozott infrastruktúra és tudás nem sérül, nincs hiábavaló emberáldozat. A háború szelíd formában folytatódik, azonban éppen ezért elveszíti korábbi jótékony befolyását is: nem törli a számlákat, hiteleket és megtakarításokat, nem kell nulláról újraindítani a pénzügyi rendszereket. Nem keletkeznek sürgősen és egyértelműen megoldandó feladatok, amiket nem lehet színlelni, szerződésekbe burkolni, kiszervezni, kiszámítottan csődbe vinni stb., mert egyértelműen, közvetlenül kihatnak a résztvevők életminőségére, kilátásaira. </text:p>
      <text:p text:style-name="Text_20_body">Olyan ez, mint a folyamszabályozás, amely megvédi az emberi infrastruktúrát, viszont megvonja az érintett területeket a hordalékkal érkező tápanyagtól, ami hosszú távon a talaj kimerülését okozza – ettől lehetetlenné válik a termelés, hiába maradt érintetlen az eszközkészlet. Lefordítva: a pénzügyi törvényszerűségek, a vagyoni különbségek által gerjesztett egyre növekvő feszültség nem tűnik el a rendszerből, a szabályok a kitalálóik számára is kezelhetetlenné válnak. </text:p>
      <text:p text:style-name="Text_20_body">Ideig-óráig megvezethető az „uralkodó nép” a „fogyasztói társadalom” imázsával, de tönkremegy bele a bolygó. Mesebeli hitelekkel, majd a keletkezett hasadékok állami betömésével létrehozható ugyan a könyörtelen matematika által követelt pénzmennyiség, azonban egyre nehezebb fenntartani annak látszatát, hogy mindez még reprezentál valamilyen kézzelfogható értéket, terméket. Lehet titkosszolgálati módszerekkel globális háborút folytatni egy láthatatlan ellenféllel, amely valahol a világ eldugott csücskében, lehetetlen életkörülmények között élve meggyűlölte a ráerőszakolt, szá­mára csak hátrányt hozó gondolkodást, és bosszúért kiált. Lehet a fél világ elpusztítására elegendő arzenállal felvonulni Irak, Irán, Észak-Korea ellen, amely zsebkendőnyi területéről szintén „az egész civilizáció ellen” fenekedik.</text:p>
      <text:p text:style-name="Text_20_body"><text:span text:style-name="T1">Valójában a háború a káosz réme ellen folyik</text:span>. Túl erősek vagyunk ahhoz, hogy még egyszer elve­szítsük „fajszintű önuralmunkat”. A fent (és ebben a könyvben folyamatosan) kritizált „rendnek” is <text:span text:style-name="T1">köszönhetjük</text:span> azt, hogy ma hatmilliárd élő, többé-kevésbé egészséges ember többé-kevésbé békében élve népesíti be a bolygót, ami ugyan ökológiailag hatalmas kihívás, de sokkal jobb eredmény, mint pár milliónyi szétszórt, egy globális civilizáció romjain kóborló sugárfertőzött mutáns. Nem kis esély volt erre a kimenetelre...</text:p>
      <text:p text:style-name="Text_20_body"/>
      <text:p text:style-name="P5">El kellett tehát kerülnünk a pénzügyi rendszer „megszokott” véres nullázását, de ezzel sajnos csak elodáztuk a szembenézést a tényekkel. A folyamatos halálfélelem civilizált keretek közé szorításá­val valóban rendkívül gyors technikai fejlődést futottunk be, de ez mostanra szinte teljes mértékben öncélúvá vált: légből kapott „fogyasztói igényeket” generálunk és elégítünk ki a termelés és szolgáltatás volumenének fenntartása érdekében, mert ha ez nincs, akkor jön a munkanélküliség és a recesszió, válság és káosz. Közben pedig rettenetes állapotba kerültek a létünk alapját képező ökológiai rendszerek, a társadalom fenntartó-szervező rendszerei és az emberi lélek.</text:p>
      <text:h text:style-name="Heading_20_2" text:outline-level="2">Környezet és természet</text:h>
      <text:p text:style-name="Text_20_body">Egyik kedvenc hősöm Bjorn Lomborg, aki nem átallja kritikával illetni a klímaváltozás elleni küz­delmet, és ezzel igen sok jó embert haragít magára, pedig amit tesz, azt nehéz vitatni. Egyrészt rámutat arra, hogy nevetségesen keveset tudunk bolygónk működéséről ahhoz, hogy nagyszabású következtetéseket vonjunk le, így azonos mérésekből is gyökeresen eltérő következtetéseket lennénk képesek levonni, ám a mérések is rendkívül bizonytalanok, és a kutató szándéka szerint ér­telmezhetők: mintha egy bolha elemezné az őt hordozó gorilla életciklusait. Másrészt figyelmeztet, hogy a klímaváltoztatás mai civilizációnk szerves része, az ellene való küzdelem politikai szavazat­vadászaton, illetve hangzatos „zöldként” eladott beruházásokon kívül sokra nem vezet. A világ leg­nagyobb szennyezőinek nincs szüksége Lomborg érveire ahhoz, hogy megtagadják az együttműkö­dést, elég, ha megnézik saját bevételeik forrásait.</text:p>
      <text:p text:style-name="Text_20_body">Vagy talán elfelejtettük volna a „Mentsük meg az esőerdőket” kampányt? A világ éhező gyermekei­ért szóló koncerteket? Az akkori „celebek” felkapták a témát, a média futott pár kört, százezrek tán­coltak a „zöld nótákra” – de a trópusi fa nem lett kevésbé kelendő; ahogy nem szűntek meg azok a gazdasági érdekek sem, amelyek megsemmisítették az önfenntartó, helyi igényeiket kielégíteni ké­pes közösségeket, és segélyektől függő tömeget hagytak maguk után. Ma a média sztárja mindenki: a Green­peace kalózaitól a világmegváltó tudósokig, meg a „gonosz kapitalisták” által elhallgattatott csoda­technológiákig, mert egy mesevilágban, ahol egyszer csak győznek a jók, és minden szép lesz, sokkal jobban esik hinni, mint elfogadni azt, hogy nem vagyunk jobbak, mint az előző generá­ciók, és nekik csak ennyire sikerült.</text:p>
      <text:p text:style-name="Text_20_body">Pedig gond, az tényleg van. Mi vagyunk az első – és bolygónk kapacitását figyelembe véve – az egyetlen generáció, amely képes valóban kiirtani az erdőkészlet jelentős részét. Mi vagyunk azok, akik a bolygó millió éves kőolajkincsét a „feltétlenül szükséges közlekedés” miatt a levegőbe durrogtathatjuk, illetve üdítős, mosószeres, samponos, stb. flakonok formájában a föld alá, illetve az óceánokba borogathatjuk. Mi mosathatjuk az élő talajt a vizekbe a „szokatlanul heves esőzésekkel”, mi boríthatjuk fel teljes régiók évmilliók alatt kialakult ökológiai rendszerét saját gyártmányú és/vagy behurcolt idegen fajokkal. Mi herdálhatjuk el saját civilizációnk évezredes tudás-, és tapasztalatkincsét, amely nélkül valóban fenntartható helyi közösségek sajnos nem létezhetnek. Például ahhoz, hogy valaki hatalmas gépek nélkül, a szomszédban nőtt diófából kétszáz évre készítsen bútort (így az a család a legközelebb kétszáz év múlva szorul egy újabb diófára), nem elég megnézni egy videót, ahhoz tehetség és az asztalosműhelyben, egy mester keze alatt szorgalmas munkával eltöltött évtized kell... Meg húsz éve a mester műhelyében száradó diódeszka, mert az idei vágásból csak a mostani kisinas tud majd bútort készíteni.</text:p>
      <text:p text:style-name="Text_20_body">Igen, az egyetlen generáció, mert a következőnek nem marad elég erdő, kőolaj, művelésre alkalmas talaj; a vidéken korábban ismeretlen kártevők, betegségek jelennek meg, eltűnnek viszont a megszokott rendet fenntartók, mint például a méhek. A korábbi apák azért dolgoztak, hogy gyermekeiknek jobb le­gyen – most „nekünk legyen jó”, és az, hogy utódaink mit fognak csinálni az általunk hátrahagyott világgal, nekünk már nem számít, ha eszünkbe jut, félrenézünk. </text:p>
      <text:p text:style-name="P5">Aki mégsem, és úgy gondolja, hogy szép vagyont gyűjt „öreg napjaira”, vagy hagy a gyerekére, annak üzenem: nem telik el már sok idő, és <text:span text:style-name="T1">szégyen lesz a vagyon!</text:span> Értéke úgyis nevetséges töredéke annak, amit elvileg jelent (hiszen az egész bolygó évtizedekre előrevetített termelését „dollárosítottuk” már kiadott hitelek formájában, mit vehetsz rajta?) – teljes lesz viszont a felelősség: te gazdag voltál, tehettél volna valamit azért, hogy ne a te szemétdombodon kelljen élnünk! Egy élhető bolygóval tartozunk a gyermekeinknek, nem tíznek az árával...</text:p>
      <text:p text:style-name="Text_20_body">Lomborgnak jogosak az érvei, amennyiben a klímaváltozást Celsius fokban vagy tengerszintben akarjuk mérni – amint azt ma tesszük. A „klíma” azonban a teljes, globális környezetet jelenti, változása a csapadékeloszlás módosulása, az időjárásgörbék eltolódása, az élőlények életciklusainak és élőhelyének átalakulása. Mi a jelen állapotot alapértelmezettnek tekintjük; minden, pénzügyi szempontból a végletekig optimalizált (minden más szempontból brutálisan pazarló) gazdasági rendszerünk arra épül, hogy lesz mit ennünk és innunk, mert a föld terem. </text:p>
      <text:p text:style-name="Text_20_body">Vajon mennyire képes úrrá lenni jelen világunk azon, ha hirtelen nem csak a tv-ben látjuk azt, hogy százezrek éheznek táborokban, hanem itt, a „fejlett nyugaton” hirtelen túl kevés lesz az élelem? Azon túl persze, hogy eltűnnek a „szokásos éhezők” a médiából, mert valóban meghalnak. Mi történik, ha a megszaporodó árvizek miatt csődbe megy egy-két biztosító, a többiek egyre rosszabb feltételek mellett, aztán egyáltalán nem nyújtanak biztosítást a mezőgazdasági termelők számára? Az államok újabb mesepénzeket gyártanak és adnak hitelbe, hogy megmentsék a bankokat, azok pedig gyakorlatilag felvásárolják a földeket, és valami furcsa rabszolgaság veszi kezdetét, bár persze sokkal szebb nevet találunk majd rá. Vagy: összeomlik a mesepénz rendszere, megmarad a közvetlen cserekereskedelem, újra megjelenik viszont az ipari szintű rablás, és persze a népvándorlás, hiszen a mai globális rendszereken alapuló intenzív élelmiszeripar kibocsátásának csak a töredékére leszünk képesek, tehát a bolygó mai népességének többsége sajnos kihal.</text:p>
      <text:p text:style-name="Text_20_body">Nyilván lehetne ezt a végtelenségig ragozni, forgatókönyveket készíteni és vitatkozni rajtuk, de ez lényegtelen. Véleményem szerint egy drasztikus átalakulás küszöbén állunk, nem tartható a jelenlegi irány sem, amely a pillanatnyi érdekek egyeduralma miatt végletesen kizsákmányolja a környezetet, de értelmetlen a „nagyon zöld”, a megoldást a távoli múltban kereső hozzáállás is, mert figyelmen kívül hagyja a jelen emberének motivációit (sőt az idealizált régmúlt emberének motivációit is, amelyek egészen pontosan ide vezettek...) és azt a globális káoszt, amit álmainak megvalósulása eredményezne. És amíg a két nagyhangú kis tábor lila fejjel üvöltözik egymással, a többség pedig kétségbeesetten kapaszkodik a székébe, a szekér vidáman robog lefelé a lejtőn (ez egy nagyon magyar bolygó <text:span text:style-name="T4"></text:span> ).</text:p>
      <text:h text:style-name="Heading_20_2" text:outline-level="2">Munka</text:h>
      <text:p text:style-name="Text_20_body">Társadalmunkban a fennmaradás alapja legtöbbünk számára a munka: felnőttként létidőnk durván egynegyedét munkával töltjük, ezért kapjuk a fizetésünket, azzal pedig mások munkáját vásároljuk meg: eszünk, iszunk, melegben vagyunk és így tovább.</text:p>
      <text:p text:style-name="P26">Keveseknek adatik olyan munka, amely nem vesz ki belőle fizikailag vagy emberileg többet, mint amennyit adni szeretne, ugyanakkor valóban nyugodt megélhetést biztosít. Ennek oka a korábban részletezett pénzügyi evolúció a munkavállaló oldaláról: amíg ugyanazt a feladatot kevesebb em­berrel meg lehet oldani (vagy éppen a versenytárs képes erre); amíg lehet találni embert, aki ugyan­annyi munkát kevesebb pénzért – vagy ugyanannyi pénzért többet képes megcsinálni, addig csökken a létszám, és cserélődnek az emberek. A jó közérzet, az értelmesen eltöltött évek, az élő, együttmű­kö­dő, barátságot és bizalmat jelentő munkaközösség ebben a szemléletben nem játszik szerepet, sőt káros, mert a csoport emberileg „összezár”, és igyekszik megvédeni tagjait, ami azt jelenti, hogy működé­se nem száz százalékos. Az ideális dolgozó az önmagát túlhajtó, társai helyét méregető karrierista törtető, ezt jutalmazza a rendszer. </text:p>
      <text:p text:style-name="P27">Az, akinek például közösségi feladatai is vannak, ami miatt néha nem ér rá, vagy nem teljes koncentrációval dolgozik, már nem elég hatékony, cserére szorul. Akinek pedig gyermekei vannak, vagy gyermeket szeretne, felejtse el a vágyait, mert velük csak a baj van: hiányoznak, ha beteg a gyerek, nem rángathatók ide-oda időben és térben, aggódnak, mindenféle szabályok miatt kirúgni is nehéz őket – legjobb tehát, ha fel sem vesszük, vagy időben lecseréljük őket. </text:p>
      <text:p text:style-name="P28">Ez nem cinikus hozzáállás, nem a „bunkó főnökön” múló dolog – a munkaadó egész egyszerűen olyan ér­tékelési rend­szernek kell hogy megfeleljen, amely őt erre a viselkedésre kényszeríti, esélye sincs más­ra. Ő maga is munkavállaló, vagy a befektetését féltő, törlesztő részleteket fizető vállalkozó, akinek nincs helye a saját posztján, ha nem képes kihozni az általa irányított rendszerből a pénzügyi maximu­mot. Ráadásul mindenhol vannak „fehérgalléros bűnözők”, akik előre tudják, hogy csődbe viszik a saját cégüket, de aláígérnek a tisztességesebb versenytársnak, amivel azt is pályán kívülre kényszerí­tik. Ők jellemzően megússzák, és ugyanott folytatják, mert a szabályokat ellenőrző hatóságoknak egy­szerűen nincs megfelelő kapacitásuk és erejük minden, a rendszer alapvető működési hibájából szár­mazó és ezért folyamatosan újratermelődő „ügyet” megfelelően lezárni. Ha pedig valakit tényleg si­kerül „elkapni”, az a bűnözői oldal természetes szelekciója; megmarad a ravaszabb, még jobb ügy­védgárdával rendelkező, akivel szemben a tisztességes versenytársnak még kevesebb esélye van. </text:p>
      <text:p text:style-name="Text_20_body">Még magasabb szintet képvisel a multi, aki a „fogyasztó érdekében” bármikor elviheti a gyártást máshová, kereshet új beszállítót, vagy hozathat dinnyét Görögországból – csődbe taszítva a helyi termelőket. Ő már nem is bűnöző, hanem üdvözölt beruházó, aki tőkét hoz az országba – és gyorsan felejtsük el, hogy ezt kizárólag azért teszi, mert több nyereséget remél kisajtolni belőlünk, mintha a pénzét a bankba tenné. A nyereség pedig az övé, és viszi magával oda, ahonnét a „tőkét hozta”.</text:p>
      <text:p text:style-name="Text_20_body">Visszatérve ránk, a fenti szabályok miatt ritka kivételnek számít az, aki örömét leli saját munkájában – <text:span text:style-name="T5">a következmény:</text:span> fásultság és romló teljesítmény, másrészt rossz közérzet és romló fizikai állapot. Feszültséggel terhes légkörben végzünk monoton munkát, kapaszkodunk bérünkbe és abba, hogy majd a hétvégén, majd a szabadság alatt valami más lesz; kicsit visszasírjuk azt az időt, amikor az ember a szabadban dolgozott, elfáradt, este a barátaival tüzet rakott, bámulta a csillagokat, énekelt és táncolt velük, meséket mondott és hallgatott. Pedig ők gyakorlatilag ébredéstől lefekvésig dolgoztak<text:span text:style-name="T5"> –</text:span> igen kis hatékonysággal, hiszen csak saját fizikai erejüket tudták használni, és nem állt rendelkezésükre olyan infrastruktúra, amely képes lett volna valóban nagy, egymástól távoli tömegeket azonos feladatok megvalósítására mozgósítani. Abban, hogy ma ultrahang segítségével belenézhetnek a betegbe, több százezer ember munkája fekszik, a gépet megtervező ember tanáraitól a csavarokat előállító munkásokon át a műszert használó orvosig. Elődeink arról álmodtak, hogy eljön az idő, amikor hidat tudnak építeni a folyók fölé, gátat szabnak az árvizeknek, amikor nem töri el a lábukat a kő, amelyet megpróbáltak felemelni – és ha mégis eltöri, nem lesznek egy életre nyomorékok miatta. <text:span text:style-name="T1">A mi életünkről álmodtak.</text:span></text:p>
      <text:p text:style-name="Text_20_body">Mi pedig szenvedve éljük meg ezt az álomvilágot, zavarodottságunkat és dühünket egyéni és faj szinten egyaránt törvényszerűen a környezetünkre zúdítva. Hatalmas lehetőségeink, eszközeink vannak, csodálatosan szervezett fajjá váltunk, azonban mindannyian érezzük, hogy alapjaiban egy ostoba rendszer fogaskerekei vagyunk, amelynek részeként nem közös, hanem egymással ellen­tétes érdekeket képviselünk, emiatt folyamatosan súrlódunk, vitatkozunk, feszültségeket halmozunk fel.</text:p>
      <text:p text:style-name="Text_20_body">Végül mi is a folyamatos, megfeszített munka gyümölcse? Csillogó, egyedileg formatervezett szemétbe csomagolt, értelmetlen tartalom, amivel tele lehet rakni áruházak végtelen polcait. Új, csillogó, mindentudó mobiltelefonok, pedig én csak beszélni szeretnék néha valakivel, aki nincs mellettem. Csodatévék, pedig én csak társaságra, történetekre, igazságra vágyom. Új autók, pedig már most borzalmasan sok van belőlük, elszívják előlem a levegőt, elégetik az esetleg az unokáim által is használni kívánt kőolajat (vagy még súlyosabb éhezésbe taszítanak milliókat), fémdobozba zárt dühöngők tengerévé változtatják a városokat és a vidéket egyaránt. </text:p>
      <text:p text:style-name="P5">Új „ügyek”, iratok, törvények, dokumentumok, azonosítók, amiket fontos emberek tologatnak ide-oda, véleményeznek, aláírnak, iktatnak, visszaküldenek – és amikor megkaparjuk a felszínt, csak az látszik, hogy mindennek egyetlen funkciója a saját szükségesség igazolása, mert a szakértelem elvész, a felelősség megoszlik, majd eltűnik a rendszerből.</text:p>
      <text:p text:style-name="Text_20_body">A munka fogalmi válsága a pénzügyéhez hasonló, hiszen abból táplálkozik. A valódi szükségletek kielégítésére való törekvés, illetve a valós költségek (erőforrások és hulladék) igényekkel való szembeállítása azt eredményezné, hogy a mai őrült kapkodás, trehány módon végzett, sokszorosan ismétlődő „tömegmunka” túlnyomó többsége eltűnne. Emlékezzünk: a pénzügyi értékelési rendszer kizárólag a pénzzel mérhető hatékonyságra törekszik, minden más tekintetben korlátok nélkül paza­rol. Ha én azért kötnék szerződést egy gyárral, hogy biztosítson cipőt számomra, nyilván abban lenne érdekelt, hogy tartós és kényelmes cipőt állítson elő, nem akarna reklámokkal divathullámokat kelteni, hogy több darabot tudjon eladni és nem csökkentené a tartósság igényét. Ha a közösség szabályai az értelmes együttműködés örök érvényű eszközeit tartalmaznák, és nem rögzítenének ellentétes érde­keket, akkor nem kellene a szabályokat folyamatosan tatarozni, ellenőrizgetni – és így tovább. Így viszont értékes és vissza nem térő életidőnket minden nagyszerű körülmény ellenére folyamatos nyomás alatt töltjük, tudva, hogy sokszor felesleges és rossz irányba hat, amit csinálunk.</text:p>
      <text:h text:style-name="Heading_20_2" text:outline-level="2">Egészségügy</text:h>
      <text:p text:style-name="Text_20_body">Az egészségügy a tipikus állatorvosi ló, az igazi fából vaskarika. Egyrészt: az egyik legalapvetőbb emberi igény, a személyes létbiztonság megteremtésének egyik eszköze, ha úgy tetszik: frontvonala. Ott van ugyan még az oktatás, a rendőrség, a tűzoltóság – az iskola azonban régen volt, rendőrre, tűzoltóra „úgysem lesz pont nekem szükségem”; ezzel szemben az orvossal előbb-utóbb mindenképpen szembe fogok kerülni, ahogy telnek az évek, egyre nagyobb eséllyel. Megnyugtató tehát a tudat, hogy amikor szükségem lesz rá, olyan emberek kezébe kerülök, aki élethivatásnak más emberek gyógyítását választották.</text:p>
      <text:p text:style-name="Text_20_body">Másrészt: az egészségügy (főleg a legfontosabb része, vagy ha úgy tetszik, amiről a nevét kapta, a megelőzés) nem termel pénzt. „Terméke” a hosszú ideig megőrzött, rosszabb esetben különféle beavatkozásokkal helyreállított jó közérzet, egészség, munkaképesség. Ráadásul az idősödő ember egyre több „helyreállításra” szorul, ebből következően költségesebb, ugyanakkor kevésbé „hasznos” a pénzügyi mutatók szerint.</text:p>
      <text:p text:style-name="P29">Az egészségügy jó működésének alapfeltétele a pénzügyi szempontból semmilyen módon nem in­dokolható redundancia: az „átlag-igény” sokszoros túlbiztosítása. Egy baleseti sebészet akkor műkö­dik jól, ha az orvosok, nővérek és ápolók, diagnosztikai szakértők „unatkoznak”. Csak ekkor vannak elegen ahhoz, hogy egy baleset sok sérültje között ne kelljen sorrendet felállítani, mindegyik beke­rülő beteg olyan szintű segítséghez jusson, mintha egyedül érkezett volna. Nem mindegy, hogy a mentőszolgálat a 15 perces kiérkezési szintidőt mekkora túlbiztosítással képes megoldani.</text:p>
      <text:p text:style-name="Text_20_body">Az egészségügy az elesett, beteg ember és a róla gondoskodó, minden nyűgét, félelmét, haragját elviselni kénytelen ápoló személyzet közvetlen emberi kapcsolatán alapul. Az itt dolgozók igen komoly lelki és fizikai terhelést kénytelenek elviselni – de sajnos nem termelnek nyereséget, ráadásul tevékenységük minimális azonosítható szakértelmet igényel. Így aztán a legalsó szint: beteghordók, ápolók, nővérek létszámának csökkentése, „olcsóbbra cserélésükkel” a bérek minimalizálása a költségcsökkentés kézenfekvő eszköze, így aztán munkájuk nem részesül sem erkölcsi, sem anyagi, sem a megfelelő munkakörülményekben megnyilvánuló elismerésben.</text:p>
      <text:p text:style-name="Text_20_body"/>
      <text:p text:style-name="P5">Az egészségügy bevételi forrása a jól kereső, így magas biztosítással rendelkező beteg, annak is két fajtája: az akut beteg, aki valamilyen baleset, nem várt esemény miatt kerül ellátásra, illetve a krónikus beteg, aki hosszú időn keresztül vesz részt konzultációkon és folyamatos gyógyszeres kezelésre szorul. A rajtuk „keresett” összeg egy része fordítható az „olcsó” betegek kezelésére. </text:p>
      <text:p text:style-name="Text_20_body">Tisztán pénzügyi szempontokat figyelembe véve az egészségügynek a következőképpen kell működnie:</text:p>
      <text:list text:style-name="L3">
        <text:list-item>
          <text:p text:style-name="P30">Nem érdemes foglalkoznia az egészséges életmód megteremtésével, mert ezzel csökkenti az érdekkörébe kerülő emberek számát;</text:p>
        </text:list-item>
        <text:list-item>
          <text:p text:style-name="P30">nem érdemes foglalkoznia a szűrővizsgálatok minőségével, kiterjesztésével, mert ezek nagyon ritkán „fognak” fizető beteget: egy főnöknek nincs ideje szemerkélő esőben egy órát várni egy parkolóban a tüdőszűrő „állomás” konténere előtt;</text:p>
        </text:list-item>
        <text:list-item>
          <text:p text:style-name="P30">nem érdemes végleges gyógyulást elérnie, hiszen akkor a beteg kikerül a hatókörből. A krónikus beteg a „legjobb fogyasztó”, hiszen rá van szorulva a neki eladott termékre, hinni akar bennük, ha jobb nincs, azt várja, hogy becsapják, csak jól hangozzék;</text:p>
        </text:list-item>
        <text:list-item>
          <text:p text:style-name="P30">érdemes viszont szűk körnek kiemelkedő szolgáltatást nyújtani (luxus körülmények, sci-fi diagnosztikai és sebészeti eszközök). Ez generálja az orvosi berendezések elképesztő (technikai és árbeli) evolúcióját. </text:p>
        </text:list-item>
      </text:list>
      <text:p text:style-name="P31">Azt az erőfeszítést, amellyel ma csodagépeket készítünk, arra is fordíthattuk volna, hogy 25 éve léte­ző technológiát juttassunk fejlődő országokba, elmaradott régiókba. Nyilván, sok száz embert vesz­tettünk volna „itt” olyan esetekben, amikor valóban a két diagnosztikai szint közötti különbség szá­mított – esetleg több erőt fordítottunk volna a régi orvosok szakmai tapasztalatának megőrzésére. </text:p>
      <text:p text:style-name="Text_20_body">A megspórolt pénzt viszont megkaphatták volna a nővérek, gyógytornászok, szakápolók, nem kellett volna hiteleket felvenni, stb. Az elmaradott régiókban pedig százszoros hozadéka lehetett volna a ma is pontosan ugyanúgy elérhetetlen műszerezettségnek. A népességszabályozás hatékony eszköze a halálozási arány művi magasan tartása és a pénzügyi gazdaságossági szempontok alapján történő egyedszelekció (mert ez bizony nem más!), de talán nem az egyetlen...</text:p>
      <text:p text:style-name="Text_20_body">Ugyanez az eszköz hozzájárul a globális civilizációs feszültségek magasan tartásához. Az utolsó putriban is hozzá lehet jutni a tv-hez és az amerikai álmot közvetítő kórházsorozatokhoz; még az is látja a gazdagok „szenvedéseit”, akinek a harmadik gyereke hal meg bélfertőzésben (azt persze nem, hogy az álmok hazájában százezrével kuporognak a csodából kiszorult sorstársaik). A helyükben én is dühöngve támadnék bárkire, akit felelősként megneveznek olyanok, akikben megbízom: és már kész is a frissen főtt terrorizmus.</text:p>
      <text:p text:style-name="Text_20_body">Az már csak hab a tortán, hogy az egészséges ember védelmében, állapotának fenntartása érdekében csak olyan dolgokat lehetne mondani, ami gazdasági szempontból a lehető legrosszabb. Például: ne hozass ezer kilométerről a tartósság érdekében agyonvegyszerezett, génkezelt stb. élelmiszert, hanem edd azt, ami a szomszédban megterem, akkor, amikor megterem: millió évek alatt kialakult szervezetednek a hűtőszekrény, élelmiszeripar és szállítás idegen, hiszen arra állt rá, hogy a rendelkezésre álló forrásokat hasznosítsa. Dolgozz annyit, olyan körülmények között és olyan célok érdekében, amiket valóban fontosnak tartasz – ez tart meg szellemi frissességben és egészségben; az állandó munkahelyi stressz éveket rövidít életeden, ráadásul olyan állapotba kerget, hogy ezt már nem is bánod. Élj olyan környezetben, ahol jól érzed magad, ne kelljen ezer kilométereket utazni „szabadságra” – a folyamatos kellemes közérzet többet ér, mint a frusztráló hétköznapok utáni őrjöngő „intenzív kikapcsolódás”. Nyilván ma már okosabbak vagyunk, és generációk tudását használhatjuk fel közérzetünk jobbá tételére, de vegyük észre, hogy a gazdasági érdekviszonyokra épült rendszer ennek ellentétében érdekelt. </text:p>
      <text:h text:style-name="Heading_20_2" text:outline-level="2">Sport</text:h>
      <text:p text:style-name="Text_20_body">Ha egy igazi, telivér karikatúrát szeretnénk látni arról, hogyan fordítja ki a pénzalapú vezérlési rendszer egy eszme minden egyes mondatát, szavát, betűjét és írásjelét, arra legjobb példa a sport.</text:p>
      <text:p text:style-name="Text_20_body">Mire gondolunk a „sport” szó hallatán? Egészségre, izzadságra, mosolyra, kikapcsolódásra, jóleső koncentrációra, majd utána a megérdemelt pihenésre – életre. És mit látunk? Heti többmilliós focistafizetéseket és Kínában készült focilabdákat (de büszkék vagyunk arra, hogy nemzetközi nyomásra papíron megszűnt ezen a téren a gyermekmunka – el is hisszük, ugye?). Hihetetlen tudományos kutatásokat, amelyek arra szolgálnak, hogy XY három ezredmásodpercet javíthasson az eredményén. „A részvétel a fontos”, mondja az elv – azonban valójában az elsőkért futnak versenyt a szponzorok, akikben pár évnyi hirdetési felületet látnak, és ezt aranyárban megveszik. És mivel senki sem szeret a „többiek” közé tartozni, egyre áthatóbb vegyszerszag lengi körül az egész ügyet, sportolók halnak meg versenyen, edzésen, stb.</text:p>
      <text:p text:style-name="Text_20_body">Láttam párszor fiaimat az általános iskolai fociedzésen, és bevallom, nem lettem sokkal boldogabb a látványtól. Artikulátlan üvöltözés és rohangálás egy gól után – megvan. Kinyújtott karral lökdösni egymást, miközben a labda után szaladunk – megvan. Lerúgni a másikat, amikor a bíró nem látja – rendben. Színészkedni, fetrengeni a földön egy szabadrúgás reményében – pontosan. Nyafogni és dühöngeni, amikor nem megy a játék, jobb és jogosan vezet az ellenfél – hát igen. A másik oldal: betartani a sport íratlan szabályait, figyelembe venni az edzői utasításokat, futni akkor is, amikor már kicsit fáradt vagyok, és őszintén, a kellemesen együtt töltött időt megköszönve, az „eredménytől” függetlenül kezet rázni és rámosolyogni a másik csapat tagjaira – na ez nem megy annyira. Tulajdonképp boldog vagyok, hogy a fenti felsorolás szerint a srácok nem „igazi sportolók”, és őszintén remélem, hogy soha nem lesznek azok. Sajnos arra, amit én sportnak neveznék, nemigen tudok példát mutatni a médiában – persze, mert nem „kompatibilis” azzal.</text:p>
      <text:p text:style-name="Text_20_body">A sportolónak nincs választási lehetősége, nagyon ritka kivétel az, aki normális emberi életet élve is képes „versenyben maradni” azokkal, akik mindent feladnak az „eredmény” kedvéért, elviselhetetlen mennyiségű és intenzitású edzéssel készülnek arra, hogy néhány alkalommal, legjobb esetben néhány évig nekik szóljon a himnusz, és övék legyen a címlap. Hálás köszönetem grafitembernek (Merényi Dániel), aki írt Marco Olmo-ról. Egy napon lesz majd egyórás összeállítás mondjuk a Discovery Channelen arról, hogyan segít a tudományos felkészülés, a sporteszközök, táplálkozás abban, hogy valaki megnyerje a Mont Blanc Ultramaratont (166 kilométer, 9000 méter szintkülönbség – átfutnak a Mont Blanc-on). Ebben feltehetően nem fogják megemlíteni az ő nevét, aki minden ilyen eszköz nélkül, 59 és 60 éves korában a fent felsoroltakkal rendelkező profi sportolók előtt kétszer egymás után megnyerte ezt a versenyt.</text:p>
      <text:p text:style-name="Text_20_body">Miről szól ez? Pénzről, amely csak a csúcson levőknek és az oda törtetőknek jut; akiben nem látnak fantáziát, az ideig-óráig esélytelenül küzd a farvízen, majd feladja? Tudományról, amely arról szól, hogyan lehet még pár grammot, ezredmásodpercet kisajtolni az emberi szervezetből? Nemzeti, csapat és egyéni büszkeségről, amely csak a dobogónak szól – az, hogy XY új országos csúccsal tizedik lett a versenyben, vagy egyéni legjobbjával kiesett az elődöntőből, csak egy szo­morú mosolyra, meg a „magyar sport helyzete”, „a többiek doppingolnak” legyintésre elegendő...</text:p>
      <text:p text:style-name="Text_20_body">Nincs személyes konfliktusom a Budapesti Olimpia Mozgalommal (ki vagyok én ahhoz), de... a honlapjuk szerint 2800 milliárd forint állami pénz jó helyen lenne, ha „nemzeti büszkeségünkben” arra költenénk, hogy olimpiát rendezzünk. De már ma „példátlan egyetértés” van abban, hogy el kell készíteni az előtanulmányokat, (gondolom ingyen, a nemzeti ügy iránti elkötelezettségből). Nos, ha már nemzeti büszkeség... nem lehetne inkább valami olyasmire büszkének lenni, hogy például országunk elhatározta: csak hazai sporteszközöket fog használni, és igyekszik ezeket megfelelő tudományos háttérrel a saját népesség igényeinek megfelelően megalkotni. </text:p>
      <text:p text:style-name="P5">Mindezt azért, mert célul tűzte ki, hogy a magyar ember egészségét nem a tv képernyője elé való leültetéssel, számára megfizethetetlen szállodák, stadionok és „olimpiai falu” létrehozásával, hanem a ténylegesen követhető jó példa személyes felmutatásával és a valóban vonzó sportolási lehetőségek megteremtésével kívánja szolgálni. Csakhogy ehhez valódi munkát kellene végezni (ami nem média-kompatibilis) minimális és helyben visszaforgatandó pénzügyi nyereséggel (ami viszont a bankok számára érdektelen). Marad tehát az olimpia előkészítése...</text:p>
      <text:h text:style-name="P23" text:outline-level="2">Széthulló egyéniség</text:h>
      <text:p text:style-name="P24">Az ember társadalmi evolúciója során igen kis lélekszámú közösségben töltötte el egész életét; a világ többi része gyakorlatilag nem is létezett a számára. Kutatások szerint túlnyomó többségünk számára a kezelhető emberi kapcsolatok számának felső határa 120 ember körül húzódik (nekem sajnos nem jutott ennyi sem); ez a legnagyobb, hatékonyan együttműködni képes közösség – vagy visszafordítva: társadalmi evolúciónk szelekciója során az önfenntartó, aktívan együtt dolgozó közösségek működéséhez ennyi kapcsolat kezelése pont megfelelő volt.</text:p>
      <text:p text:style-name="P24">Életünk rövid, nem tudunk minden lehetséges életet megélni, megtapasztalni, minden mesterséget kitanulni, minden tudást megszerezni, ezért mintákat keresünk, embereket figyelünk meg, történeteket hallgatunk. Jellemző kérdés: mi ebből a tanulság? Melyek azok a mozaikdarabok a történetben, amelyeket érdemes megjegyezni, amelyek hasznomra lehetnek életem során?</text:p>
      <text:p text:style-name="P24">A mitológia és a vallások (amelyeknek lényegében köszönhető a közösségek felépítése és összefogása, magasabb célok alkotása) pontosan jelzik ennek fontosságát: számtalan néven, <text:span text:style-name="T1">istenek vagy emberek történetein</text:span> keresztül adják tovább az erkölcsi tanításokat, az emberi kapcsolatok és a sors megélésében jelentkező feszültségek kezelési módjait, jelzik a nem támogatott viselkedés­módok káros következményeit. Egyes vallások még tovább mennek: eldobják a korábbi, számtalan történet-mozaikból összeállított történetet, és <text:span text:style-name="T1">egyetlen ember</text:span> életét, tanítását helyezik a középpont­ba, egyetlen abszolút pozitív mintát járnak körül abban a szemléletben, hogy ha ezt az egyet sikerül megérteni, az elég a helyes élethez. Éppen ezek a „minimalista”, „egyszemélyes” vallások lettek a legsikeresebbek: (nem fontossági sorrendben) Jézus, Buddha, Mohamed, Krisna... A történelmi ta­pasztalat tehát azt mutatja, hogy a személyiség formálásához, erős, szeretetteljes, sikeresen együtt­működő, a kiterjedést jól viselő közösségek létrehozásához nem a minél több minta megismerésén, hanem akár egyetlen, ám abszolút pozitív példa elmélyült tanulmányozásán át vezet az út.</text:p>
      <text:p text:style-name="P24">A felvilágosult civilizáció nem ebbe az irányba törekszik. A tömegmédia lehetőséget nyújt arra, hogy életünket, tudatunkat sok mintával árassza el; a jelenség egyidős a könyvnyomtatással. Már akkor számtalan embernek jelentett kiutat az elfogadni nem kívánt, mégis meghatározó helyi (falu) közösségből a hozzá könyvek révén eljutó másik, ismeretlen világ (a tényleges kiszakadás lehetőségét csak az egyház vagy a földesúr, király közvetlen szolgálatába szegődés jelentette). A könyvek, a tanulás lehetősége, a városi életmód kialakulásával kezdődött meg az a folyamat, amelyben az egyén maga is megválaszthatta a követni kívánt gondolkodási mintát, szerencsés esetben a befogadó közösséget is.</text:p>
      <text:p text:style-name="Text_20_body">A minták befogadásához azonban komoly előképzettség kellett: az <text:span text:style-name="T1">olvasás tudománya</text:span>, amihez személyes kapcsolatba kellett kerülni a ritka olvasni tudó emberekkel, akik nem csak az olvasás képességét, hanem világlátást, gondolkodást, eszméket is átadtak. Műfordítások hiányában szükség volt egy vagy több <text:span text:style-name="T1">másik nyelv ismeretére</text:span>, nyelvkönyvek hiányában ez is emberi átadással történt, ami közvetlen kapcsolatot jelentett egy idegen kultúrával, látásmóddal, történelemmel. Az alkotók gyakran szintén művelt emberek lévén rendszeresen hivatkoztak más alkotókra és művekre, megértésükhöz <text:span text:style-name="T1">egy nagyobb méretű kulturális hálózat felfogására</text:span> volt szükség. A megismert művészek, tudósok valószínűleg sok esetben nem voltak teljesen őszinték, ám jellemzően emberi vagy spirituális értékek rendszerét építették fel, tőlük telhető alapossággal igyekeztek feltárni és válaszokat adni az aktuális, vagy örök érvényű emberi, közösségi problémákra.</text:p>
      <text:p text:style-name="Text_20_body"/>
      <text:p text:style-name="P5">Mindez hatalmas munkát követelt meg a befogadótól, aki csak saját, a közvetlen közösségtől független személyes fejlődése árán juthatott új mintákhoz – ennek megfelelően önmagát egyenrangú, szabad gondolkodóvá képezte. Eltávolodott a helyi közösséget egyeduralkodóként vezérlő mintáktól, de független, külső szemlélőként, önálló lényként vizsgálta a kapott mintákat is. Helyzete nem tette lehetővé, hogy bármelyikhez hasonuljon, kritika nélkül átvegye és megvalósítsa, kénytelen volt saját gondolkodását, világképét tudatos, szelektált módon felépíteni a régi és az új példákból. Sikeres esetben helyi értelmiséggé, tanítóvá, esetleg alkotóvá lett – a sikertelen integráció irodalmi leírása Don Quijote alakja.</text:p>
      <text:p text:style-name="Text_20_body">Mindezek tükrében érdemes megfigyelni, mit tesz a személyiséggel a mai média alapú civilizáció. A befogadásához nem szükséges semmilyen képesség, hiszen képek, hangok formájában, saját nyel­vén, saját kulturális közegében jut el a befogadóhoz. A minták áradata már kisgyermek korban megjelenik, amikor még a tudat nem fejlődött arra a szintre, hogy önmagát a környezettől elhatá­rolódó egyedi létezőnek tekintse. A befogadás tehát feldolgozás és kritika nélküli, nem az egyéniség tudatos szelekcióján és építkezésén alapul, hanem a hasonuláson, a látott szerep felvételén. </text:p>
      <text:p text:style-name="Text_20_body">A gyermekműsorok jelentős része előre definiált szerepeket éget be a válogatni még nem képes tudatba, célja pedig egyértelműen piac-orientált: a gyermekeket vásárló közönségnek tekinti, keresletet kíván teremteni az aktuális történet köré épített játék, édesség, menü, iskolaszer stb. termékekre. A háttértörténet pedig minél egyszerűbb, minél kevesebb gondolatot ébresztő szórakoztató konzerv. Ezzel így önmagában talán nincs is nagy baj, viszont a mellékhatása emberi, közösségi szempontból tragikus: elvész fő kérdésnek lenni a „ki vagyok én?”, helyébe a „milyen vagyok én?” kérdése lép; az egyetlen, megismételhetetlen, minden körülménytől független <text:span text:style-name="T1">én (szubjektum)</text:span> helyét átveszi a különféle környezetekben felvett <text:span text:style-name="T1">szerepek (indentitások) halmaza</text:span>.</text:p>
      <text:p text:style-name="Text_20_body">A tudás megszerzése ma nem az érdeklődő és elszánt kevesek lehetősége, hanem az ebben csak kényszert érző tömeg kötelessége. A szerepek megváltoztak, a tanár a tananyagot adja át egy jórészt érdektelen osztálynak, nem kultúrát, tudást, megélt értelmiségi, gondolkodói élet-mintát; valójában a minta, amit a gyermek lát, ellentétes a szólamokkal: a tanulás kötelesség, az érvényesülés, siker pedig független attól – ez rögtön látszik az iskolán és a tanáron, összehasonlítva a környezetből és filmekből származó példákkal.</text:p>
      <text:p text:style-name="Text_20_body">Az alapoktatásból kikerülő, megfelelően „megdolgozott” tömeget már profik veszik kézbe. Mindenkinek joga, szinte közösségi kötelessége tévével rendelkezni, amely a legintimebb élettér részévé válik, minden otthonban jelen van, és folyamatosan árasztja a különféle élet- és felszínes tudásdarabkákat. Ráadásul nem igényel saját agyműködést, mint az olvasás, tanulás és az általa mozgatott fantázia; minden készen ömlik belőle, majdnem olyan, mintha saját élmény lenne. Ez a következő óriási gond: agyunk korlátozott személyes ismerős készletében a valódi emberek helyét kitalált szereplők veszik át, hétköznapi témáink nem egymás életéről, tapasztalatairól szólnak, hanem kitalált történetekről. A mai alkotók szándéka pedig már régen nem a társadalom, az ember jobbá tétele, nem vállalnak felelősséget azért a beavatkozásért, amelyet végrehajtanak – céljuk a „szórakoztatás”, ezen keresztül pedig a befektetői szándéknak megfelelő áruk, nézetek beépítése a nézők gondolkodásába. </text:p>
      <text:p text:style-name="Text_20_body">Mondhatnám erre, hogy nem csak a szappanoperákat nézem, hanem hírműsorokat, beszélgetéseket, riportokat, élő emberekről, hírességekről, politikusokról... Igen, ők valóban élő személyek, azonban a médián keresztül nem az ő teljes példájuk jut el hozzám, csak egy média által rajzolt képet kapok róluk. Oly nagy szerencse ez a megosztott világ, így ugyanazt a személyt láthatjuk a képernyőn magabiztosan, jól öltözötten, impozáns háttér előtt nyilatkozni, és okosakat mondani, a másik csatornán pedig zavartan visszavonulni, dühösen támadni, miközben a kamera az idegesen mozgó kezekre, rebbenő tekintetre közelít rá. Itt ördög, ott felelősségteljes hazafi – vajon melyik is? </text:p>
      <text:p text:style-name="P25">Nem beszélve a megélhetési hírességekről, akik a róluk teljesen érdektelen intimitású, valós vagy épp most kitalált adatokat borítják a nappalinkba... Megnyugodhatunk: a média üzlet, rajta keresztül semmilyen módon nem jut át teljes, végiggondolható példa, valódi emberi érték, ahogy nincs mód arra sem, hogy a történelemből, irodalmi alkotásokból, bárhonnan teljes példákat vegyünk: egyiket a jelenleg hatalmon lévő politika, másikat az író személyisége befolyásolja.</text:p>
      <text:p text:style-name="P24">A szereplők elnagyoltak, még csak végiggondolt, kitalált mélysége, története, emberi létezése sincs egyiknek sem; így az alkotó szándékának megfelelően sokkal „könnyebben emészthetők”, mint egy élő ember. Ráadásul ha nem tetszik, ki lehet kapcsolni, nyugodtan ki lehet beszélni, szidni, bármit megtenni vele, hiszen soha nem bántom meg, nem fog visszaütni, és így tovább. Ezzel még inkább elszigetelődöm a környezetemben élő valódi, hús-vér emberektől, akiknek van személyiségük, sorsuk, akiket tiszteletben kell tartani, akik nem használhatók a feszültség levezetésére, akiknek valóban fáj, és vissza is támadhatnak, ha megbántom őket.</text:p>
      <text:p text:style-name="P24">Tulajdonképpen kívánatossá válik, hogy körülöttem minden ember egyszerűen kezelhető szereplő legyen, jól definiált gombokkal, melyeket ha megnyomok, a szokásos dolog történik. Ez az ideali­zált egyértelmű viselkedés visszahat rám, ugyanígy szeretném, ha lenne egy világos pályám, megszo­kott közösségeim, a dolgok nem változnának, minden nyugodt és megszokott lenne – sosem lennék szomorú, kétségbeesett, dühös, nem kellene rossz lehetőségek között választanom. Megteremtem hát a számomra szimpatikus szerephalmazt, megkeresem a hasonló vagy kapcsolódó darabkákat választók közösségét, és eljátszom a magam szerepét. Ekkor derül fény arra, hogy a felvett minták mennyire mélység-nélküliek: csak néhány helyzetre adnak választ; ugyanarról és ugyanúgy beszélgetünk, szerencse, hogy a média mindig új témát ad. Ami pedig még fontosabb: hiányzik a tudatos, felelősségteljes válogatás a minták közül, és meglepetten szembesülök azzal, hogy a szerep eljátszása közben okozott károkért engem vonnak felelősségre.</text:p>
      <text:p text:style-name="P24">Ez elől nyújt menekvést a világháló különféle közösségeiben felvett, akár több párhuzamos szerep, ahol a fizikai kontaktus hiányában még létezésem legalapvetőbb jellegzetességei (nem, rassz, tudás, testalkat stb.) is letagadhatók, lecserélhetők vagy teljesen érdektelenek. A következmények vállrán­dítással elintézhetők: ugyan már, a „bubu17” által javasolt fajirtást nem gondoltam komolyan, és egyébként sem én voltam... semmi közöm ahhoz, hogy növekszik az etnikai feszültség.</text:p>
      <text:p text:style-name="Text_20_body">Mindettől függetlenül sajnos egyetlen, jól meghatározható tulajdonságokkal és képességekkel, véges és bosszantóan rövid élettartammal rendelkező biológiai lény és csak komoly erőfeszítéssel használható szintre fejleszthető szellemi képességekkel bíró közösségi szereplő vagyok. Rövid létezésem egyre nagyobb hányadát pazarolom el azzal, hogy nem a saját feladatomat, lehetőségei­met, énemet, „szubjektumomat” keresem, építem és használom – egyszóval: <text:span text:style-name="T1">nem a saját életemet élem</text:span>, csupán eljátszom a számtalan kitalált, töredékes és alig használható személyiségdarabkát. (Köszönöm Dr. Aczél Petra inspiráló előadásait, amelyek segítettek gondolataim megformálásában.)</text:p>
      <text:h text:style-name="Heading_20_2" text:outline-level="2">Szétguruló közösségek</text:h>
      <text:p text:style-name="Text_20_body">Utazunk munka kapcsán: sokan ingáznak munka-, és lakóhelyük között, mások hosszú utakat tesz­nek munkaügyben. Utazunk magánügyben: rendszeresen, rövidebb távon: vásárolni, ügyeket in­tézni, szórakozni, gyerekeket vagy rokonokat szállítani; hosszú távon családi okok miatt, <text:s/>kirán­dulni, nyaralni. Hirtelen, egyetlen generáció alatt az életünk során megtett távolság mérhetetlen módon megnövekedett. Ez vajon valós szükséglet, vagy inkább csak a lehetőség által táplált vágy?</text:p>
      <text:p text:style-name="Text_20_body">Ez korábban fizikai képtelenség volt: a gyalogos közlekedés, a szekér, ló, postakocsi által alkotott közlekedési infrastruktúra közvetlen erőforrásigénye (állatok száma) és hatékonysága (a befektetett erőforrásokkal szemben a szállított emberek száma és a sebesség) nem tudta megoldani nagy töme­gű emberi erőforrás átcsoportosítását. Ez eleve megvalósíthatatlanná tette a ma már megszokott „nagyberu­házások” túlnyomó többségét.</text:p>
      <text:p text:style-name="P5">Feltehetően a háborúk katalizálták az utazás/szállítás fejlődését, hiszen itt kulcsfontosságú, hogy milyen gyorsan képesek a küzdő felek emberek és hadi eszközök nagy tömegének átcsoportosítására. A kiépített infrastruktúra, eszközök és tapasztalatok aztán tovább szolgálják főként a győztest, (hiszen a vesztesé jórészt megsemmisül,) békeidőben is.</text:p>
      <text:p text:style-name="Text_20_body">Ezek a megoldások aztán szűkösen ugyan, de végre lehetővé tették az új kor által igényelt fejlesztéseket. Hatalmas gyárak épülhettek, mert megoldható volt a szükséges erőforrások helyszínre szállítása, illetve az odavitt emberek számára létrehozott (tehát nem organikusan fejlődő, relatíve önfenntartó) új város igényeinek távolról történő kielégítése. Nyilván a tapasztalatok és eszközök új helyzetet teremtenek: a városok dagadása elől eltűnik a fenntartóképesség által eddig támasztott korlát, a megfelelően méretezett szállítási infrastruktúra (fogyasztási cikkek be, szemét és ürülék ki) mindent megold. Ami egyúttal azt is jelenti, hogy a város addig nő, amíg kiszolgáló rendszere csődöt nem mond...</text:p>
      <text:p text:style-name="Text_20_body">A kiszolgáló rendszer fejlesztése rettentő költségeket ró a közösségre, cserébe a korábban lehetetlen tervek megvalósításáért – ezért a szállítás és utazás kérdése közösségi feladat, és ennek megfelelő megoldások születnek: vasút, közösségi hajózás, teherautók és buszok. Minél nagyobb tömeget minél kisebb költséggel szállítani, hogy a beruházás megtérüljön a finanszírozó közösség számára.</text:p>
      <text:p text:style-name="Text_20_body">A későbbi tervek és beruházások viszont már meglevőként kapják az infrastruktúrát, a helyben ellátott embertömeget, így nem foglalkoznak a szállítás kérdésével, azt adottnak tekintik, illetve olyan helyre települnek, ahol mindezek már rendelkezésre állnak. A szállítási ipar piac nélkül marad, ezért újat keres, ezt pedig az egyénekben találja meg: kezdődik az egyéni utazás, autózás imázsának megteremtése, először csak mint luxus szolgáltatás ennek megfelelő áron (hiszen valakikkel ki kell építtetni ennek az infrastruktúráját is: utak, közlekedési szabályok, biztonsági eszközök, benzinkutak, szerviz hálózat), aztán, amikor mindezek már adottak, tovább csökkennek a költségek, és célcsoportként megjelenik „mindenki”. </text:p>
      <text:p text:style-name="Text_20_body">A határ ismét a háttérszolgáltatások csődbe jutása, az állandó dugók, balesetek. Irracionális módon mindez ismét a marketing részévé válik: az autóreklámokban a szabadság, a magában suhanó autó jelenik meg, valójában a reklámnak bedőlő tömeg teremti meg azt a poklot, amelyből a mese szerint menekülni fog. A biztonság, töréstesztek csillagai a kulcsszavak, pedig a legbiztonságosabb az az autó, amibe nem ülök bele, abban meghalni sem fogok... Érdekes módon a biztonság legegyszerűbb módja, a sebesség maximalizálása nem szerepel a listán, pedig az ütközés során megjelenő és minket összezúzó mágikus „mozgási energia” négyzetesen arányos vele – ahogy egyenesen arányos a szintén folyamatosan növekvő tömeggel is...</text:p>
      <text:p text:style-name="Text_20_body">Az autóipar másik „háttérszolgáltatása”, a fizetőképes kereslet sajnos szintén csődbe ment. Hiába vakítják el reklámokkal a népet, ha az nem tudja kifizetni az autót. Ámde jöttek a jó bankok, amelyek hitelt adtak, így megnyílt a mesevilág újabb tömegek számára, akik végre megengedhették maguknak a jármű megszerzését – és már nem a sufniban szerelgethető Ladát, hanem a különféle hiteleken lavírozva az egyre újabb és újabb csodákat.</text:p>
      <text:p text:style-name="Text_20_body">Amikor pedig az autók száma túllép egy bizonyos határt, a közösségi közlekedés elindul a lejtőn. Már nem kényelmes, hiszen a dugóban ugyanúgy araszol, mint a többi autó, pedig ha az egy időben közlekedőket kényelmesen buszokra ültetnénk, bőven jutna hely az úton. Ezért egyre kevesebben használják, így veszteségessé válik, járatok szűnnek meg, következésképpen nehezebb alkalmazkodni hozzá, ezért még kevesebben választják – íme az ördögi kör. A rendszeres utazás (munkahelyre, vásárlás, ügyintézés, gyerekekkel kapcsolatos utak, stb.) költségeivel, időigényével egyre kevésbé számolnak a munkahelyek – egyéni probléma, oldd meg valahogy –, ez a gyérülő közösségi közlekedés, az egyre nagyobb városi távolságok miatt ismét autóba (esetleg a család második autójába) kényszeríti – jellemzően a nőket. </text:p>
      <text:p text:style-name="P5">Gyakorlatilag azt az erőforrást, amelyre a valóban kényelmes, biztonságos közösségi közlekedés kiépítéséhez és fenntartásához szükség volna, egyenként, emberi zsebenként vonják ki a rendszerből a bankok és autógyárak – hátrahagyva azt a tömeget, amely valóban képtelen autót szerezni, de lassan kiszorul a lepusztuló, és emellett egyre drágább közösségi közlekedésből is. Az autóval rendelkező „látszat-gazdag” meg kétségbeesetten szaladgál a hitelek részleteinek fedezése után, és nem ér rá ilyen problémákkal foglalkozni...</text:p>
      <text:p text:style-name="Text_20_body">Optimális megoldás ez? Dehogy. Optimális akkor volt, amikor a költségeket ugyanaz viselte, aki a szállítást igénybe vette – onnantól kezdve a kiszolgálók optimalizálják saját bevételeiket egy korábban létrehozott kiszolgálói háttéren, illetve az egyre inkább „reklámokkal megdolgozott” társadalmon.</text:p>
      <text:p text:style-name="Text_20_body">Azonban nem csak a szállítóeszközök létrehozói találták magukat légüres térben, amikor az alapvető szállítási infrastruktúra kialakult; ugyanide kerültek maguk a szállítást végzők, illetve az építők is. Nem csoda tehát, hogy ők is felfedezték „piacként” az embereket. Az autózás történetével analóg folyamat játszódik le itt is: a „szállítók” szabad kapacitásukat „csak kevesek számára elérhető luxus áru” formájában bejuttatják a köztudatba. Ekkor minden drága még, hiszen a szállító- és a túloldali ellátórendszer kiépítését fedezik belőle. Minél jobban kiépül a rendszer, annál olcsóbb, hiszen már nincs befektetés, csak a felépítők hasznát kell kitermelni – így megjelenik az üdülés mint tömegszolgáltatás. Most már nem azon folyik a verseny, hogy „életemben egyszer megnézni a Kanári szigeteket”, hanem ki hányszor, milyen messze, milyen drága nyaraláson/telelésen vett részt, ott milyen „helyi extrém specialitást” evett, ivott, játszott, sportolt stb. Ezek mindegyikét természetesen gondos marketingesek tervezik bele a szolgáltatásba pont azért, hogy legyen mit mesélni, ezáltal újabb irigyeket és leendő vásárlókat generálni. </text:p>
      <text:p text:style-name="Text_20_body">Egyre kevesebb köze van az utazásnak a „kalandhoz”, inkább csak tülekedés a menetrend szerinti járatok átszállásainál és küzdelem a „jó helyekért”; az „egzotikus célpont” is ugyanolyan, mint egy otthoni strand, csak többe kerül, és kevesebb szomszéddal lehet találkozni – igaz, akikkel ott összefutunk, kb. ugyanazt a „társadalmi réteget” képviselik, mint mi magunk. Gazdasági kasztrendszerünkből tehát csak nem szakadunk ki, ahogy a „nagy utazás” is kevésbé eredményez jótékony lelki hatásokkal járó „környezetváltozást”. </text:p>
      <text:p text:style-name="Text_20_body">Véleményem szerint régen, amikor ezt „gyógymód” gyanánt használták életükbe belefásult, unatkozó gazdagok számára (ezt a leírást érdemes fejben tartani a nyaralós reklámok megtekintése közben), környezeten azt értették, ami az ember bőrénél kezdődik: idegen emberek és sorsok megtapasztalását, beilleszkedést egy teljesen ismeretlen kultúrába, élő, energiával teli közösségek szokásainak, örömeinek és bánatainak, hasonlóságoknak és különbségeknek megélését. Ennek eredménye, hogy az ember végre képes kicsit kívülállóként tekinteni önmagára, kiszakadni a megszokott gondolati mókuskerekekből, új gondolatokat, új utakat keresni. </text:p>
      <text:p text:style-name="Text_20_body">Említésre sem méltó, hogy ez a cél homlokegyenest ellentétes a „rendszer” céljával. Ha már egyszer sikerült valakit jó fogyasztóvá nevelni, aki éppen most fizetett be az ismerőseitől, szappanoperából, bárhonnan megkívánt utazásra, a világért sem szabad arra indítani, hogy ez valamilyen változást hozhasson az életébe. Így aztán az illető már az interneten megtekintheti leendő szobáját, megbeszélheti a heti programot a fitneszedzővel, virtuálisan bejárhatja a szállodát, előre lefoglalhat minden jegyet. Odakint saját nyelvén igyekeznek beszélni hozzá, saját ételét teszik elé – no meg néhány, a fehér ember számára fogyaszthatóvá tett „helyi specialitást”, amelyre az ottaniak lehet hogy rá sem ismernének. Ugyanígy kap a szállodások által szervezett és felügyelt „egzotikus kultúrprogramot” (amit persze színes fényképeken már látott, sőt tudja a táncosok nevét, és az együttes műsorát is megnézhette az irodában. A kalandvágyók pedig belemerülhetnek a „bazár forgatagába”, vagy valami annak megfelelőbe – látszólag, hiszen valójában senkinek nem érdeke, hogy imázsromboló „biztosítási esemény” következzen be, és erre hajlandók költeni is.</text:p>
      <text:p text:style-name="Text_20_body"/>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Text_20_body">A szolgáltatás háttere után vessünk egy pillantást az úticélra. A turizmus fellendíti a térséget, pénzt hoz, munkahelyet teremt, fejlődési, sőt, kitörési lehetőséget biztosít. Hmm...</text:p>
      <text:p text:style-name="Text_20_body"/>
      <text:p text:style-name="Text_20_body">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Text_20_body">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Text_20_body">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Text_20_body">Az utazás módjának és a célpontra gyakorolt hatásának áttekintése után érdemes azt is megnézni, mit tesz mindez azzal az emberrel, azzal a közösséggel, aki, illetve amely lételemévé teszi az utazást és szállítást. </text:p>
      <text:p text:style-name="Text_20_body">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Text_20_body">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Text_20_body">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Text_20_body">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Text_20_body">(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Heading_20_2" text:outline-level="2">Az egyszer járható út</text:h>
      <text:p text:style-name="Text_20_body">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Text_20_body"/>
      <text:p text:style-name="P32">A hajó csodálatos sebességgel hasította a tengert. Távolról, nagyon homályosan a gomolygó párák között a Bengáli-öböl csipkézett partjai tűntek fel. Most mintha kissé világosabb lenne az ég.</text:p>
      <text:p text:style-name="P32">- Hé, Fred! Nézz csak hátra, az istenért!</text:p>
      <text:p text:style-name="P32">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2">De mikor megfordult, neki is melege lett kissé.</text:p>
      <text:p text:style-name="P32"/>
      <text:p text:style-name="P33">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2">Gyors rántás a fogantyún: "Lassíts! Félgőz! Balra!"</text:p>
      <text:p text:style-name="P32">Jön a ciklon!</text:p>
      <text:p text:style-name="P32">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2">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2">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4"><text:tab/>(Rejtő Jenő: Az elveszett cirkáló)</text:p>
      <text:h text:style-name="Heading_20_3" text:outline-level="3">Mélység</text:h>
      <text:p text:style-name="Text_20_body">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Text_20_body">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Text_20_body">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35" text:outline-level="3">Időtartam</text:h>
      <text:p text:style-name="P24">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4">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4">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Text_20_body">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Heading_20_3" text:outline-level="3">Gyorsaság</text:h>
      <text:p text:style-name="Text_20_body">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Text_20_body">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Text_20_body">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Heading_20_2" text:outline-level="2">Magyarnak lenni</text:h>
      <text:p text:style-name="Text_20_body">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Heading_20_3" text:outline-level="3">A lejtő közepén</text:h>
      <text:p text:style-name="Text_20_body">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Text_20_body">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Text_20_body">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Heading_20_3" text:outline-level="3">Nemzet és nemzetiség</text:h>
      <text:p text:style-name="Text_20_body">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Text_20_body">„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Text_20_body"/>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Heading_20_3" text:outline-level="3">Előítéletek szendvicsében</text:h>
      <text:p text:style-name="Text_20_body">„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Text_20_body">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Text_20_body">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Text_20_body">Bizarr, feszültségekkel teli világ, mint minden olyan helyzet, amelyből valóban tanulni, épülni, felismerni lehet – csak jó irányba kell nézni hozzá.</text:p>
      <text:h text:style-name="Heading_20_3" text:outline-level="3">István, a király</text:h>
      <text:p text:style-name="Text_20_body">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Text_20_body">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Heading_20_2" text:outline-level="2"/>
      <text:h text:style-name="P36" text:outline-level="2">A Gyűrűk Ura</text:h>
      <text:p text:style-name="Text_20_body">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Text_20_body">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Text_20_body">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Text_20_body">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Text_20_body">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Text_20_body">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Text_20_body">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Text_20_body">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Text_20_body">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Text_20_body">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Text_20_body">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Text_20_body">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Text_20_body">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Text_20_body">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Text_20_body">Nos, Mordor síksága ehhez képest sétagaloppnak tűnik...</text:p>
      <text:h text:style-name="Heading_20_2" text:outline-level="2"><draw:frame draw:style-name="fr6" draw:name="Keret1" text:anchor-type="paragraph" svg:x="0.647cm" svg:y="1.132cm" svg:width="15.704cm" draw:z-index="0"><draw:text-box fo:min-height="20.098cm"><text:p text:style-name="Text_20_body">A felsorolás természetesen még sokáig folytatható lenne, de véleményem szerint ennyi elég a most következő állításaim alátámasztására:</text:p><text:list text:style-name="L4"><text:list-item><text:p text:style-name="P37"><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37"><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37"><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37">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37"><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37">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37">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 <text:s/></text:h>
      <text:p text:style-name="Text_20_body"/>
      <text:h text:style-name="P38" text:outline-level="1">A válságot okozó tényezők</text:h>
      <text:p text:style-name="Text_20_body">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Heading_20_2" text:outline-level="2">Mintaillesztés</text:h>
      <text:p text:style-name="P39">„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39">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Text_20_body">Állításom szerint ez a modell eleve téves: a gondolkodással kapcsolatos elméleteinket megtestesítő számítógéppel szemben <text:span text:style-name="T1">az emberi agy valójában képtelen az ilyen fajta logikus gondolkodásra</text:span>.</text:p>
      <text:p text:style-name="Text_20_body">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Text_20_body">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0"/>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Text_20_body">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Text_20_body">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Text_20_body">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Text_20_body">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Text_20_body">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Text_20_body"><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Heading_20_2" text:outline-level="2">A halál és sérülékenység tudata</text:h>
      <text:p text:style-name="Text_20_body">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Text_20_body">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Text_20_body"/>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Text_20_body">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Text_20_body">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Text_20_body">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Text_20_body">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Text_20_body">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Text_20_body"/>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Text_20_body">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Heading_20_2" text:outline-level="2">Korlátozott erőforrások</text:h>
      <text:p text:style-name="Text_20_body">Mindezek tetejében kénytelenek vagyunk a korlátozott erőforrásokon megosztozni: ezt a kis időt sem tudjuk úgy eltölteni, hogy mindenki békében és nyugalomban azt egye, igya, csinálja, ami éppen az es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Text_20_body">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Text_20_body">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Text_20_body"/>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Text_20_body">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Text_20_body">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Text_20_body">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Text_20_body"/>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Text_20_body">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Text_20_body">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Text_20_body">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Heading_20_2" text:outline-level="2">Félelem, hazugság, rejtőzködés</text:h>
      <text:p text:style-name="Text_20_body">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Text_20_body">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Text_20_body">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Text_20_body">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Text_20_body">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Text_20_body">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Text_20_body">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Text_20_body">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Text_20_body">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Heading_20_2" text:outline-level="2">Időtávok</text:h>
      <text:p text:style-name="Text_20_body">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Text_20_body">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Text_20_body">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Text_20_body">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Text_20_body">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Text_20_body">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Text_20_body">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Heading_20_2" text:outline-level="2">A hit kérdései</text:h>
      <text:p text:style-name="Text_20_body">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Text_20_body">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Text_20_body">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Text_20_body"/>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Text_20_body">Ezért állítom: agyunk jól ismeri a határt, amely az általa valóban befogott, és valljuk be: zavaróan szűk terület és az „elhitt”, ellenőrzés nélkül elfogadott világ között van. Kiemelkedően fontos tehát, hogy „hiszünk-e a hitünkben”.</text:p>
      <text:p text:style-name="Text_20_body">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Text_20_body">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Heading_20_3" text:outline-level="3">A hétköznapi hit forrása</text:h>
      <text:p text:style-name="Text_20_body">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text:p>
      <text:p text:style-name="Text_20_body">A csoportok, ha túlnövik a határt, darabokra szakadnak, elvándorolnak, majd esetleg szűkösebb időkben csoportszinten harcolnak meg a területért, a győztes magába olvaszthatja a vesztes csoportot, elvégre a harcban a határ alá csökken az egyedszám. 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text:p>
      <text:p text:style-name="Text_20_body">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Text_20_body">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 </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Text_20_body">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Text_20_body">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Text_20_body">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Text_20_body">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Heading_20_3" text:outline-level="3">Az eredendő bűn</text:h>
      <text:p text:style-name="Text_20_body">A feszültségforrások azonban nem állnak meg a hit határain, megjelennek a vallásos hitben is. </text:p>
      <text:p text:style-name="P40">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Text_20_body">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Text_20_body">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1"/>
      <text:p text:style-name="P42">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1">Az ellentmondás forrása nem a Biblia, mert az jelen esetben is inkább kicsit túl egyértelműen fogalmaz, hanem a szokványos értelmezése, bár azért a középkortól már szerencsére elég messzire jutottunk.</text:p>
      <text:p text:style-name="P41">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1">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1">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Text_20_body">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Heading_20_3" text:outline-level="3">Feszítsd meg...</text:h>
      <text:p text:style-name="Text_20_body">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Heading_20_4" text:outline-level="4">Milyen Isten az, aki feláldozza a fiát, kínhalálba küldi? </text:h>
      <text:p text:style-name="Text_20_body">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Text_20_body"/>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Text_20_body">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Text_20_body">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Text_20_body">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Heading_20_4" text:outline-level="4"/>
      <text:h text:style-name="P43" text:outline-level="4">Pilátus</text:h>
      <text:p text:style-name="Text_20_body">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Text_20_body">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Text_20_body">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Text_20_body">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Text_20_body">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Text_20_body">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Heading_20_4" text:outline-level="4"/>
      <text:h text:style-name="P43" text:outline-level="4">Vére rajtunk...</text:h>
      <text:p text:style-name="Text_20_body">Végül pedig különösen haragszunk a zsidókra, mert lényegében csakis ők választották Jézus halálát, nézték végig pusztulását, még vállalták is érte a felelősséget. Vagy?...</text:p>
      <text:p text:style-name="Text_20_body">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Text_20_body">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Text_20_body">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Text_20_body">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Text_20_body">„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Text_20_body">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Text_20_body">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Text_20_body"/>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3" text:outline-level="2">Minél jobb, annál rosszabb</text:h>
      <text:p text:style-name="P24">„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4">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4">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4">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4">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4">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Text_20_body">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4"/>
      <text:p text:style-name="P25">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4">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4">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4">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4">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Text_20_body">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Heading_20_2" text:outline-level="2">Redundancia</text:h>
      <text:p text:style-name="P24">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44">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4">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4">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4">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4">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Text_20_body">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Text_20_body"/>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Text_20_body">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Text_20_body">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Heading_20_2" text:outline-level="2">A fejlődés képlete</text:h>
      <text:p text:style-name="Text_20_body">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45">IDŐ x KÉPESSÉG = ÉRTÉK</text:p>
      <text:p text:style-name="Text_20_body">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Text_20_body">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Text_20_body">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Text_20_body"/>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Text_20_body">Lássuk most a képletet részleteiben</text:p>
      <text:h text:style-name="Heading_20_3" text:outline-level="3">Idő</text:h>
      <text:p text:style-name="Text_20_body">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Text_20_body">A közösség tehát „üzletet ajánl” az időnkért, amit nem szórakozással, pihenéssel, stb. töltünk, hanem számára hasznos tevékenységgel. Cserébe javakat juttat nekünk, amelyeket mások idejének hasonló megvásárlásával szerez meg.</text:p>
      <text:p text:style-name="Text_20_body">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Text_20_body">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Text_20_body">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Text_20_body">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Text_20_body">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Heading_20_3" text:outline-level="3"/>
      <text:h text:style-name="P46" text:outline-level="3">Képesség</text:h>
      <text:p text:style-name="P47">A közösség ajándéka: azon tényezők, amelyek az egyed idejét minél nagyobb közösségi értékké tudják változtatni. A képesség sokrétű. Ide tartozik:</text:p>
      <text:list text:style-name="L5">
        <text:list-item>
          <text:p text:style-name="P48">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48">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49">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Text_20_body">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Text_20_body">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Text_20_body">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Text_20_body">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Heading_20_3" text:outline-level="3">Érték</text:h>
      <text:p text:style-name="Text_20_body">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Text_20_body"/>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Text_20_body">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Text_20_body">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Text_20_body">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Heading_20_2" text:outline-level="2">Feladat helyett jutalom-központúság</text:h>
      <text:p text:style-name="Text_20_body">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Text_20_body">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Text_20_body">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Text_20_body"/>
      <text:p text:style-name="P25">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44">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4">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4">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Text_20_body">Mindezt lehet másként is fogalmazni, mondhatjuk azt, hogy a probléma forrása a <text:span text:style-name="T6">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Text_20_body">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Text_20_body">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Text_20_body">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Heading_20_2" text:outline-level="2">Evolúciós hatás</text:h>
      <text:p text:style-name="Text_20_body">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Heading_20_3" text:outline-level="3"/>
      <text:h text:style-name="P46" text:outline-level="3">Első hiba: a „jó” fogalmának definíciója </text:h>
      <text:p text:style-name="Text_20_body">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Text_20_body">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Text_20_body">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Text_20_body">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Heading_20_3" text:outline-level="3"/>
      <text:h text:style-name="P46" text:outline-level="3">Második hiba: a szabályozó tényezők</text:h>
      <text:p text:style-name="P24">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0">A felsorolt feltételek egyike sem teljesül az emberi civilizációra, amely a közhiedelem szerint garantálná a résztvevők fejlődését.</text:p>
      <text:p text:style-name="P44">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4">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Text_20_body">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Heading_20_3" text:outline-level="3">Harmadik hiba: generációk</text:h>
      <text:p text:style-name="Text_20_body">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Text_20_body">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Text_20_body">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Text_20_body">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Text_20_body">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Text_20_body"/>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Text_20_body">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Heading_20_3" text:outline-level="3">Eredmények</text:h>
      <text:p text:style-name="Text_20_body">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Text_20_body">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Text_20_body">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Heading_20_3" text:outline-level="3">Következtetés</text:h>
      <text:p text:style-name="Text_20_body">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Heading_20_2" text:outline-level="2"/>
      <text:h text:style-name="P36" text:outline-level="2">Hibakeresés és beavatkozás</text:h>
      <text:p text:style-name="Text_20_body">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Text_20_body">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Text_20_body">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Text_20_body">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Heading_20_3" text:outline-level="3">Közösségi szint</text:h>
      <text:p text:style-name="Text_20_body">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Text_20_body">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Text_20_body">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Heading_20_3" text:outline-level="3">Mit tekintünk ma hibának?</text:h>
      <text:p text:style-name="Text_20_body">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Text_20_body"><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Text_20_body">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Text_20_body">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Text_20_body">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Text_20_body">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Text_20_body">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Heading_20_3" text:outline-level="3">Káros-e a hiba? </text:h>
      <text:p text:style-name="Text_20_body">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Heading_20_3" text:outline-level="3">Ellenlépések</text:h>
      <text:p text:style-name="Text_20_body">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Text_20_body">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Text_20_body">Röviden: a közösség egészét tekintve hibás tevékenységek még felismerésük után sem feltétlenül változnak meg, mert a változás elindítása pénzügyi szempontból súlyos hiba lenne.</text:p>
      <text:h text:style-name="Heading_20_3" text:outline-level="3">Megelőzés</text:h>
      <text:p text:style-name="Text_20_body">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Text_20_body">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46" text:outline-level="3">Hatások mérséklése</text:h>
      <text:p text:style-name="Text_20_body">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Text_20_body">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Text_20_body">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Text_20_body">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Text_20_body">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Heading_20_3" text:outline-level="3">Elhárítási módszertanok</text:h>
      <text:p text:style-name="Text_20_body">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Text_20_body">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1">a szereplők közvetetten érdekeltek az ellenfelek sikertelen hibaelhárításában;</text:p>
        </text:list-item>
        <text:list-item>
          <text:p text:style-name="P51">a saját hibák napfényre kerülése rontja a versenyhelyzetet;</text:p>
        </text:list-item>
        <text:list-item>
          <text:p text:style-name="P51">a teljes információmegosztás „ipari titkokat” sért.</text:p>
        </text:list-item>
      </text:list>
      <text:p text:style-name="Text_20_body">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Text_20_body">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Heading_20_3" text:outline-level="3">Felismerés</text:h>
      <text:p text:style-name="Text_20_body">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Text_20_body">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Text_20_body">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1">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46" text:outline-level="3">Eredendő ok </text:h>
      <text:p text:style-name="Text_20_body">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Text_20_body">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Text_20_body">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Text_20_body">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Text_20_body">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6"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Text_20_body"/>
      <text:h text:style-name="Heading_20_1" text:outline-level="1">A válság tényezőinek valódi szerepe</text:h>
      <text:p text:style-name="Text_20_body">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Text_20_body">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Text_20_body">„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Text_20_body">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Text_20_body">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Text_20_body">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Heading_20_2" text:outline-level="2"/>
      <text:h text:style-name="P36" text:outline-level="2">Élet, halál, változás</text:h>
      <text:p text:style-name="Text_20_body">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Text_20_body">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Text_20_body">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Text_20_body">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Text_20_body">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Text_20_body">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Heading_20_2" text:outline-level="2">Pénz - globális értékhordozó</text:h>
      <text:p text:style-name="Text_20_body">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Text_20_body">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Text_20_body">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Text_20_body">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Text_20_body">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Text_20_body">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Text_20_body">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Text_20_body">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3" text:outline-level="2">Képességek és képtelenségek</text:h>
      <text:p text:style-name="P24">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4">Nagyon fontos megismernünk, pontosan tudnunk, hogy milyen eszközök lapulnak benne, mert ennek birtokában egész pontosan látható az adott pillanatban előttünk álló lehetőségek azon öt százaléka, amelyhez valóban jól fel vagyunk szerelkezve.</text:p>
      <text:p text:style-name="P24">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4">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4">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Text_20_body">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3" text:outline-level="2">Feladatok </text:h>
      <text:p text:style-name="Text_20_body">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Text_20_body"/>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Text_20_body">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Text_20_body">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Text_20_body">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Text_20_body">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Text_20_body">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Text_20_body"/>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Heading_20_2" text:outline-level="2">Birtoklás</text:h>
      <text:p text:style-name="Text_20_body">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Text_20_body">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Text_20_body">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Text_20_body">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Text_20_body"/>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Text_20_body">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Text_20_body">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Text_20_body">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Text_20_body">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Text_20_body">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Text_20_body">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Heading_20_2" text:outline-level="2">Együttműködés és verseny</text:h>
      <text:p text:style-name="Text_20_body">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Text_20_body">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Text_20_body">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Text_20_body">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Text_20_body">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Text_20_body">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Text_20_body">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Text_20_body">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Text_20_body">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Text_20_body">„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Text_20_body"/>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Text_20_body">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Heading_20_2" text:outline-level="2">Egyidejűség</text:h>
      <text:p text:style-name="Text_20_body">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Text_20_body">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Text_20_body">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Text_20_body">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Text_20_body">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4"/>
      <text:p text:style-name="P25">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4">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4">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4">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4">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4">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4">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Text_20_body">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Text_20_body"/>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Text_20_body">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Text_20_body">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Text_20_body">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Heading_20_2" text:outline-level="2">Klykhor, Gólem</text:h>
      <text:p text:style-name="Text_20_body">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Text_20_body">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Text_20_body"/>
      <text:p text:style-name="Text_20_body"/>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Text_20_body">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Text_20_body">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Text_20_body">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1">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Text_20_body">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Text_20_body"/>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Text_20_body">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Text_20_body">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Heading_20_2" text:outline-level="2">Miért jó a válság?</text:h>
      <text:p text:style-name="Text_20_body">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Text_20_body">Most a csúf északi szél becsukta a mesekönyvet, és bár igen sokan fáradoznak azon, hogy újra visszaaludjunk, még nem látszik az a folyamat, amelytől mindenki újra megnyugodva visszasüllyedne a szép új világról szóló álmodozásba.</text:p>
      <text:p text:style-name="Text_20_body">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Text_20_body">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Text_20_body">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Text_20_body">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Text_20_body">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Text_20_body">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Text_20_body"><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Heading_20_1" text:outline-level="1">Kiút</text:h>
      <text:h text:style-name="P52" text:outline-level="2">A hátsó kijárat</text:h>
      <text:p text:style-name="P24">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4">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4">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4">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4">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Text_20_body">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4"/>
      <text:p text:style-name="P25">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4">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4"><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4"><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4"><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4">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4">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Text_20_body">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Heading_20_2" text:outline-level="2">Minél rosszabb, annál jobb</text:h>
      <text:p text:style-name="P24">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4">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4">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4">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4">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4">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4">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4">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Text_20_body">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Text_20_body"/>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3" text:outline-level="2">Pozitív minták teremtése, a kártékonyak kizárása</text:h>
      <text:p text:style-name="Text_20_body">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Text_20_body">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53" text:outline-level="3">Biztonságvágy</text:h>
      <text:p text:style-name="P24">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4">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4">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Text_20_body">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Heading_20_3" text:outline-level="3">Halandóság, birtoklás, megosztás</text:h>
      <text:p text:style-name="Text_20_body">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Text_20_body">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Text_20_body">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Text_20_body">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Text_20_body">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Heading_20_3" text:outline-level="3"/>
      <text:h text:style-name="P46" text:outline-level="3">Szemét</text:h>
      <text:p text:style-name="Text_20_body">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Text_20_body">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4">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54">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4">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4">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4">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Text_20_body">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Heading_20_3" text:outline-level="3"/>
      <text:h text:style-name="P55" text:outline-level="3">Mérhetőség: pénz – CO2 – energia – beavatkozás</text:h>
      <text:p text:style-name="Text_20_body">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Text_20_body">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Text_20_body">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Text_20_body">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Text_20_body">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46" text:outline-level="3">Azonosíthatóság, felelősségvállalás, utódkeresés</text:h>
      <text:p text:style-name="P31">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Text_20_body">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Text_20_body">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Text_20_body">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Text_20_body">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Text_20_body">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Heading_20_3" text:outline-level="3">Lokális értékfogalom, szükségletalapúság</text:h>
      <text:p text:style-name="Text_20_body">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Text_20_body">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Text_20_body">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Text_20_body">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Text_20_body">Merthogy ezek a valós szükségleteim, amelyek kielégítésére minden egyes ember jogosult, és ha végtelen álomvilágunk hajszolásából fel tudunk pillantani, megtalálhatjuk a módot is rá.</text:p>
      <text:h text:style-name="Heading_20_3" text:outline-level="3">Határainkon túlmutató feladatok</text:h>
      <text:p text:style-name="Text_20_body">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Text_20_body"/>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Text_20_body">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Text_20_body">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Text_20_body"><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Text_20_body">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Text_20_body"><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Heading_20_3" text:outline-level="3"/>
      <text:h text:style-name="P46" text:outline-level="3">A hit kulcsmondatai</text:h>
      <text:p text:style-name="Text_20_body">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56">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56">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56">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Heading_20_2" text:outline-level="2"/>
      <text:h text:style-name="P36" text:outline-level="2">Alapfeltételek</text:h>
      <text:p text:style-name="Text_20_body">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Heading_20_3" text:outline-level="3">Szervezettség</text:h>
      <text:p text:style-name="Text_20_body">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Text_20_body">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Heading_20_3" text:outline-level="3">Információ</text:h>
      <text:p text:style-name="Text_20_body">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Text_20_body">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Text_20_body">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57" text:outline-level="3"/>
      <text:h text:style-name="P58" text:outline-level="3">Motiváció</text:h>
      <text:p text:style-name="P24">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4">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4">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4">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Text_20_body">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59" text:outline-level="3">Hit</text:h>
      <text:p text:style-name="P24">Az egész „kiút” alapja az emberi jóságba vetett hitem. Tudom, hogy mentséget <text:span text:style-name="T1">akarok</text:span> találni minden hibára, amivel találkozom, és ez a szándék megkérdőjelezi az egész elemzés objektivitását. </text:p>
      <text:p text:style-name="P24">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4">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4">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Heading_20_2" text:outline-level="2"/>
      <text:h text:style-name="P36" text:outline-level="2">Források</text:h>
      <text:p text:style-name="Text_20_body">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Heading_20_3" text:outline-level="3">Közvetlen szeméttermelés – csomagolás</text:h>
      <text:p text:style-name="Text_20_body">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Text_20_body">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Text_20_body">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Heading_20_3" text:outline-level="3">Közvetlen szeméttermelés a négyzeten – szenvedélyek</text:h>
      <text:p text:style-name="Text_20_body">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Text_20_body">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Text_20_body">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Text_20_body"/>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Text_20_body">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Heading_20_3" text:outline-level="3">Közvetlen szeméttermelés a köbön – fegyverek</text:h>
      <text:p text:style-name="Text_20_body">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Text_20_body">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Text_20_body">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Text_20_body"><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Text_20_body">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Text_20_body"/>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Heading_20_3" text:outline-level="3">Másodlagos szeméttermelés</text:h>
      <text:p text:style-name="Text_20_body">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Text_20_body">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Text_20_body">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Heading_20_3" text:outline-level="3">Szemétté válás</text:h>
      <text:p text:style-name="Text_20_body">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Text_20_body">Ha képesek vagyunk elszakadni az „eladni-eladni-eladni” motivációtól, és helyette valóban a szükségletek hosszú távú, alacsony költséggel fenntartható kielégítésére koncentrálni, újabb aranybányát tárhatunk fel.</text:p>
      <text:h text:style-name="Heading_20_3" text:outline-level="3">Megosztás</text:h>
      <text:p text:style-name="Text_20_body">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Text_20_body">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Heading_20_3" text:outline-level="3">Szállítás</text:h>
      <text:p text:style-name="Text_20_body">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Text_20_body">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Text_20_body">„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Heading_20_3" text:outline-level="3">Kereskedelem</text:h>
      <text:p text:style-name="Text_20_body">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Text_20_body">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Heading_20_3" text:outline-level="3">Utazás</text:h>
      <text:p text:style-name="Text_20_body">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Heading_20_3" text:outline-level="3"/>
      <text:h text:style-name="P46" text:outline-level="3">Képzés</text:h>
      <text:p text:style-name="P24">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4">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Text_20_body">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Heading_20_3" text:outline-level="3">Összefoglalva</text:h>
      <text:p text:style-name="Text_20_body">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3" text:outline-level="2">Útiterv</text:h>
      <text:p text:style-name="P24">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Text_20_body">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Text_20_body"/>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53" text:outline-level="3">Bemutatkozás – virtuális szubjektum</text:h>
      <text:p text:style-name="P24">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4">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4">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4">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4">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4">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Text_20_body">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Heading_20_3" text:outline-level="3">Erőgyűjtés</text:h>
      <text:p text:style-name="P24">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4">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4">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Text_20_body">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53" text:outline-level="3">Kibontakozás</text:h>
      <text:p text:style-name="P24">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Text_20_body">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Text_20_body"/>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Text_20_body">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Heading_20_3" text:outline-level="3">Kiteljesedés</text:h>
      <text:p text:style-name="Text_20_body">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Text_20_body">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Heading_20_3" text:outline-level="3">Esélyek?</text:h>
      <text:p text:style-name="Text_20_body">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Text_20_body">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0">Ezt a vezetést folyamatosan éreztem utamon, most is emiatt írok. Hiszem, hogy ha jó úton járok, nem fog elhagyni, és ha eltévednék, segíti majd azokat, akik a helyes irányt követik.</text:p>
      <text:h text:style-name="Heading_20_2" text:outline-level="2"/>
      <text:h text:style-name="P36" text:outline-level="2">Közös tudatosság</text:h>
      <text:p text:style-name="P40">(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44">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4">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4">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4">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4">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4"/>
      <text:p text:style-name="P25">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44">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4">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4">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4">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4">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Text_20_body">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60">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0">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0">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0">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0">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0">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0">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0">A választás, <text:span text:style-name="T1">a változás ideje eljött</text:span>, és nem múlik el attól, hogy az önsajnálatot, be­gubózó szerencsétlenkedést választjuk ahelyett, hogy büszkén vállalnánk a nekünk megadatott sorsot, óriási lehetőséget.</text:p><text:p text:style-name="P60"/><text:p text:style-name="P61">Fel a fejjel!</text:p></draw:text-box></draw:frame></text:h>
      <text:h text:style-name="P38" text:outline-level="1">Mazsolák</text:h>
      <text:p text:style-name="Text_20_body">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Heading_20_3" text:outline-level="3">Élet</text:h>
      <text:p text:style-name="Text_20_body">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Heading_20_3" text:outline-level="3">Inverz Parkinson</text:h>
      <text:p text:style-name="Text_20_body">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Heading_20_3" text:outline-level="3">Lóverseny</text:h>
      <text:p text:style-name="Text_20_body">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Heading_20_3" text:outline-level="3">Hőbörgők</text:h>
      <text:p text:style-name="Text_20_body">Az esztelen lázadó törvényszerűen válik azok eszközévé, akik ellen lázad.</text:p>
      <text:h text:style-name="Heading_20_3" text:outline-level="3">Hajnalvilág</text:h>
      <text:p text:style-name="Text_20_body">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2" text:outline-level="3"/>
      <text:h text:style-name="P63" text:outline-level="3">Hit 1</text:h>
      <text:p text:style-name="Text_20_body">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64" text:outline-level="3">Kérdések és válaszok</text:h>
      <text:p text:style-name="Text_20_body">Életünk azzal telik, hogy válaszokat keresünk kérdésekre; pedig sokkal fontosabb maga a kérdés: mi az, amit meg szeretnénk tudni, és miért pont azt?</text:p>
      <text:p text:style-name="P54">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44">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Text_20_body">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64" text:outline-level="3">Hit 2</text:h>
      <text:p text:style-name="P24">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4">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Text_20_body">„Monda néki Jézus: Mivelhogy láttál engem, Tamás, hittél: boldogok, a kik nem látnak és hisznek.” Az én olvasatomban: csak úgy lehetünk boldogok, ha a hitet és a tudást egyaránt ismerjük; tudjuk, melyiknek hol a helye, és nem keverjük össze őket.</text:p>
      <text:h text:style-name="Heading_20_3" text:outline-level="3">Hit-el</text:h>
      <text:p text:style-name="P24">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4">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Text_20_body">Ezt a hitet nem pótolhatja semmi; ha elvész, akkor elvesznek a nagy álmok, a célok és az önfeláldozás, marad a jövő teremtése helyett annak felélése, gyarapítás helyett fogyasztás, <text:span text:style-name="T1">a hit helyett a hitel...</text:span></text:p>
      <text:h text:style-name="P59" text:outline-level="3">Modern rabszolgaság</text:h>
      <text:p text:style-name="Text_20_body"><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Text_20_body"><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59" text:outline-level="3">Pohár</text:h>
      <text:p text:style-name="Text_20_body">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1">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Heading_20_3" text:outline-level="3">Az alkotás határai</text:h>
      <text:p text:style-name="Text_20_body">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59" text:outline-level="3">Civilizációk kapcsolata</text:h>
      <text:p text:style-name="P24">Az utazás témakörben eltöprengtem azon, milyen hatással van a mi civilizációnk egy meghódított közösségre; így azon is gondolkodtam, hogyan lehetne ezt jól csinálni. </text:p>
      <text:p text:style-name="P54">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4">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Text_20_body">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59" text:outline-level="3">… tanítsd meg halászni...</text:h>
      <text:p text:style-name="P24">Van ez a szép mondás: „Adj egy halat az éhezőnek, és jóllakattad egy napra – tanítsd meg halászni, és jóllakattad egy életre.” Sajnos a következő mondat mindig lemarad a végéről: „... és többé nem fog függni tőled, nem vásárolja meg a haladat!”</text:p>
      <text:p text:style-name="P54">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4">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Text_20_body">A mondás helyesen tehát így hangzik: <text:span text:style-name="T1">Felejtsen el halászni mindenki, majd én etetem őket napról napra – ők meg szolgálnak nekem, hogy éhen ne haljanak!</text:span></text:p>
      <text:h text:style-name="P46" text:outline-level="3">Az őrült kovácsmester</text:h>
      <text:p text:style-name="P31">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Text_20_body">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Text_20_body">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Text_20_body">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Text_20_body">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39">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Text_20_body">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Text_20_body">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Text_20_body"/>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Text_20_body">A szomszéd kifordult a műhelyből, otthagyta a házát és a falu másik végébe költözött. A házából elvitt minden éghetőt, a tetőt leverte, a gerendákat odaadta a favágónak.</text:p>
      <text:p text:style-name="Text_20_body">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39">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Text_20_body">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0">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0">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0">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65">a kalapács lesújt az acélgömbre.</text:p>
      <text:h text:style-name="P66" text:outline-level="1">Zárszó</text:h>
      <text:h text:style-name="P67" text:outline-level="2">Rövid kérdezz-felelek</text:h>
      <text:h text:style-name="Heading_20_3" text:outline-level="3">Komolyan gondolod a leírtakat?</text:h>
      <text:p text:style-name="Text_20_body">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Heading_20_3" text:outline-level="3">Belekapsz mindenféle tudományba – egyáltalán tudod, miről beszélsz?</text:h>
      <text:p text:style-name="P24">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4">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4">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Heading_20_3" text:outline-level="3">Hasonló kezdeményezések?</text:h>
      <text:p text:style-name="P24">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4">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4">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0">Az én nagy álmom, hogy mindannyian eljutunk a harmadik kőfaragó szintjére.</text:p>
      <text:h text:style-name="Heading_20_3" text:outline-level="3">Mi következik ezután?</text:h>
      <text:p text:style-name="Text_20_body">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Heading_20_3" text:outline-level="3">… és a média?</text:h>
      <text:p text:style-name="Text_20_body">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Text_20_body">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Text_20_body">Pesszimistának tűnik a hozzáállásom? Az. Nem várom egyetlen ragadozótól sem, hogy a két szép szememért szeressen, ha meg is ehet...</text:p>
      <text:h text:style-name="Heading_20_3" text:outline-level="3">Nem félsz?</text:h>
      <text:p text:style-name="P68">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68">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68">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Heading_20_2" text:outline-level="2"/>
      <text:h text:style-name="P69" text:outline-level="2">Motivációk</text:h>
      <text:p text:style-name="P41">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1">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1">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1">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1">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1"/>
      <text:p text:style-name="P42">Ma ezt írnám nem létező címeremre:</text:p>
      <text:p text:style-name="P61">Az Ősök tiszteletére,<text:line-break/>Minden társ hasznára,<text:line-break/>Az utódok örömére.</text:p>
      <text:p text:style-name="P31">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Text_20_body">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Text_20_body">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Text_20_body"/>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Text_20_body">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Text_20_body">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Text_20_body">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Text_20_body">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61">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Széthulló egyéniség</text:chapter></text:span></text:p>
      </style:header>
      <style:footer>
        <text:p text:style-name="P2"><text:tab/><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0-12-25T16:33:20</dc:date>
    <dc:language>hu-HU</dc:language>
    <meta:editing-cycles>742</meta:editing-cycles>
    <meta:editing-duration>P85DT12H34M46S</meta:editing-duration>
    <meta:user-defined meta:name="Ver">0.9</meta:user-defined>
    <meta:user-defined meta:name="Info 2"/>
    <meta:user-defined meta:name="Info 3"/>
    <meta:user-defined meta:name="Info 4"/>
    <meta:document-statistic meta:table-count="1" meta:image-count="1" meta:object-count="0" meta:page-count="118" meta:paragraph-count="925" meta:word-count="60229" meta:character-count="450275"/>
  </office:meta>
</office:document-meta>
</file>